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4" style:family="table">
      <style:table-properties style:width="80.01mm" table:align="margins"/>
    </style:style>
    <style:style style:name="Table14.A" style:family="table-column">
      <style:table-column-properties style:column-width="80.01mm" style:rel-column-width="65535*"/>
    </style:style>
    <style:style style:name="Table14.A1" style:family="table-cell">
      <style:table-cell-properties fo:padding="0.97mm" fo:border="0.05pt solid #000000"/>
    </style:style>
    <style:style style:name="Table13" style:family="table">
      <style:table-properties style:width="80.01mm" table:align="margins"/>
    </style:style>
    <style:style style:name="Table13.A" style:family="table-column">
      <style:table-column-properties style:column-width="80.01mm" style:rel-column-width="65535*"/>
    </style:style>
    <style:style style:name="Table13.A1" style:family="table-cell">
      <style:table-cell-properties fo:padding="0.97mm" fo:border="0.05pt solid #000000"/>
    </style:style>
    <style:style style:name="Table15" style:family="table">
      <style:table-properties style:width="80.01mm" table:align="margins"/>
    </style:style>
    <style:style style:name="Table15.A" style:family="table-column">
      <style:table-column-properties style:column-width="80.01mm" style:rel-column-width="65535*"/>
    </style:style>
    <style:style style:name="Table15.A1" style:family="table-cell">
      <style:table-cell-properties fo:padding="0.97mm" fo:border="0.05pt solid #000000"/>
    </style:style>
    <style:style style:name="Table5" style:family="table">
      <style:table-properties style:width="80.01mm" table:align="margins"/>
    </style:style>
    <style:style style:name="Table5.A" style:family="table-column">
      <style:table-column-properties style:column-width="80.01mm" style:rel-column-width="65535*"/>
    </style:style>
    <style:style style:name="Table5.A1" style:family="table-cell">
      <style:table-cell-properties fo:padding="0.97mm" fo:border="0.05pt solid #000000"/>
    </style:style>
    <style:style style:name="Table5.A2" style:family="table-cell">
      <style:table-cell-properties fo:padding="0.97mm" fo:border-left="0.05pt solid #000000" fo:border-right="0.05pt solid #000000" fo:border-top="none" fo:border-bottom="0.05pt solid #000000"/>
    </style:style>
    <style:style style:name="Table6" style:family="table">
      <style:table-properties style:width="80.01mm" table:align="margins"/>
    </style:style>
    <style:style style:name="Table6.A" style:family="table-column">
      <style:table-column-properties style:column-width="80.01mm" style:rel-column-width="65535*"/>
    </style:style>
    <style:style style:name="Table6.A1" style:family="table-cell">
      <style:table-cell-properties fo:padding="0.97mm" fo:border="0.05pt solid #000000"/>
    </style:style>
    <style:style style:name="Table16" style:family="table">
      <style:table-properties style:width="80.01mm" table:align="margins"/>
    </style:style>
    <style:style style:name="Table16.A" style:family="table-column">
      <style:table-column-properties style:column-width="80.01mm" style:rel-column-width="65535*"/>
    </style:style>
    <style:style style:name="Table16.A1" style:family="table-cell">
      <style:table-cell-properties fo:padding="0.97mm" fo:border="0.05pt solid #000000"/>
    </style:style>
    <style:style style:name="Table17" style:family="table">
      <style:table-properties style:width="80.01mm" table:align="margins"/>
    </style:style>
    <style:style style:name="Table17.A" style:family="table-column">
      <style:table-column-properties style:column-width="80.01mm" style:rel-column-width="65535*"/>
    </style:style>
    <style:style style:name="Table17.A1" style:family="table-cell">
      <style:table-cell-properties fo:padding="0.97mm" fo:border="0.05pt solid #000000"/>
    </style:style>
    <style:style style:name="Table18" style:family="table">
      <style:table-properties style:width="80.01mm" table:align="margins"/>
    </style:style>
    <style:style style:name="Table18.A" style:family="table-column">
      <style:table-column-properties style:column-width="80.01mm" style:rel-column-width="65535*"/>
    </style:style>
    <style:style style:name="Table18.A1" style:family="table-cell">
      <style:table-cell-properties fo:padding="0.97mm" fo:border="0.05pt solid #000000"/>
    </style:style>
    <style:style style:name="Table19" style:family="table">
      <style:table-properties style:width="80.01mm" table:align="margins"/>
    </style:style>
    <style:style style:name="Table19.A" style:family="table-column">
      <style:table-column-properties style:column-width="80.01mm" style:rel-column-width="65535*"/>
    </style:style>
    <style:style style:name="Table19.A1" style:family="table-cell">
      <style:table-cell-properties fo:padding="0.97mm" fo:border="0.05pt solid #000000"/>
    </style:style>
    <style:style style:name="Table21" style:family="table">
      <style:table-properties style:width="80.01mm" table:align="margins"/>
    </style:style>
    <style:style style:name="Table21.A" style:family="table-column">
      <style:table-column-properties style:column-width="80.01mm" style:rel-column-width="65535*"/>
    </style:style>
    <style:style style:name="Table21.A1" style:family="table-cell">
      <style:table-cell-properties fo:padding="0.97mm" fo:border="0.05pt solid #000000"/>
    </style:style>
    <style:style style:name="Table22" style:family="table">
      <style:table-properties style:width="80.01mm" table:align="margins"/>
    </style:style>
    <style:style style:name="Table22.A" style:family="table-column">
      <style:table-column-properties style:column-width="80.01mm" style:rel-column-width="65535*"/>
    </style:style>
    <style:style style:name="Table22.A1" style:family="table-cell">
      <style:table-cell-properties fo:padding="0.97mm" fo:border="0.05pt solid #000000"/>
    </style:style>
    <style:style style:name="Table23" style:family="table">
      <style:table-properties style:width="80.01mm" table:align="margins"/>
    </style:style>
    <style:style style:name="Table23.A" style:family="table-column">
      <style:table-column-properties style:column-width="47.94mm" style:rel-column-width="39268*"/>
    </style:style>
    <style:style style:name="Table23.B" style:family="table-column">
      <style:table-column-properties style:column-width="32.07mm" style:rel-column-width="26267*"/>
    </style:style>
    <style:style style:name="Table23.A1" style:family="table-cell">
      <style:table-cell-properties fo:padding="0.97mm" fo:border="none"/>
    </style:style>
    <style:style style:name="Table23.B1" style:family="table-cell">
      <style:table-cell-properties fo:padding="0.97mm" fo:border="0.05pt solid #000000"/>
    </style:style>
    <style:style style:name="Table24" style:family="table">
      <style:table-properties style:width="80.01mm" table:align="margins"/>
    </style:style>
    <style:style style:name="Table24.A" style:family="table-column">
      <style:table-column-properties style:column-width="80.01mm" style:rel-column-width="65535*"/>
    </style:style>
    <style:style style:name="Table24.A1" style:family="table-cell">
      <style:table-cell-properties fo:padding="0.97mm" fo:border="0.05pt solid #000000"/>
    </style:style>
    <style:style style:name="Table12" style:family="table">
      <style:table-properties style:width="170mm" table:align="margins"/>
    </style:style>
    <style:style style:name="Table12.A" style:family="table-column">
      <style:table-column-properties style:column-width="170mm" style:rel-column-width="65535*"/>
    </style:style>
    <style:style style:name="Table12.A1" style:family="table-cell">
      <style:table-cell-properties fo:padding="0.97mm" fo:border="0.05pt solid #000000"/>
    </style:style>
    <style:style style:name="Table20" style:family="table">
      <style:table-properties style:width="80.01mm" table:align="margins"/>
    </style:style>
    <style:style style:name="Table20.A" style:family="table-column">
      <style:table-column-properties style:column-width="80.01mm" style:rel-column-width="65535*"/>
    </style:style>
    <style:style style:name="Table20.A1" style:family="table-cell">
      <style:table-cell-properties fo:padding="0.97mm" fo:border="0.05pt solid #000000"/>
    </style:style>
    <style:style style:name="Table25" style:family="table">
      <style:table-properties style:width="80.01mm" table:align="margins"/>
    </style:style>
    <style:style style:name="Table25.A" style:family="table-column">
      <style:table-column-properties style:column-width="80.01mm" style:rel-column-width="65535*"/>
    </style:style>
    <style:style style:name="Table25.A1" style:family="table-cell">
      <style:table-cell-properties fo:padding="0.97mm" fo:border="0.05pt solid #000000"/>
    </style:style>
    <style:style style:name="Table26" style:family="table">
      <style:table-properties style:width="80.01mm" table:align="margins"/>
    </style:style>
    <style:style style:name="Table26.A" style:family="table-column">
      <style:table-column-properties style:column-width="80.01mm" style:rel-column-width="65535*"/>
    </style:style>
    <style:style style:name="Table26.A1" style:family="table-cell">
      <style:table-cell-properties fo:padding="0.97mm" fo:border="0.05pt solid #000000"/>
    </style:style>
    <style:style style:name="Table27" style:family="table">
      <style:table-properties style:width="80.01mm" table:align="margins"/>
    </style:style>
    <style:style style:name="Table27.A" style:family="table-column">
      <style:table-column-properties style:column-width="80.01mm" style:rel-column-width="65535*"/>
    </style:style>
    <style:style style:name="Table27.A1" style:family="table-cell">
      <style:table-cell-properties fo:padding="0.97mm" fo:border="0.05pt solid #000000"/>
    </style:style>
    <style:style style:name="Table1" style:family="table">
      <style:table-properties style:width="80.1mm" fo:margin-left="0mm" table:align="left"/>
    </style:style>
    <style:style style:name="Table1.A" style:family="table-column">
      <style:table-column-properties style:column-width="27.9mm"/>
    </style:style>
    <style:style style:name="Table1.B" style:family="table-column">
      <style:table-column-properties style:column-width="52.19mm"/>
    </style:style>
    <style:style style:name="Table1.A1" style:family="table-cell">
      <style:table-cell-properties style:vertical-align="" fo:padding="0.49mm" fo:border="none"/>
    </style:style>
    <style:style style:name="Table1.B1" style:family="table-cell">
      <style:table-cell-properties style:vertical-align="middle" fo:padding="0.49mm" fo:border="none"/>
    </style:style>
    <style:style style:name="Table9" style:family="table">
      <style:table-properties style:width="80.01mm" table:align="margins"/>
    </style:style>
    <style:style style:name="Table9.A" style:family="table-column">
      <style:table-column-properties style:column-width="80.01mm" style:rel-column-width="65535*"/>
    </style:style>
    <style:style style:name="Table9.A1" style:family="table-cell">
      <style:table-cell-properties fo:padding="0.97mm" fo:border="0.05pt solid #000000"/>
    </style:style>
    <style:style style:name="Table10" style:family="table">
      <style:table-properties style:width="80.01mm" table:align="margins"/>
    </style:style>
    <style:style style:name="Table10.A" style:family="table-column">
      <style:table-column-properties style:column-width="80.01mm" style:rel-column-width="65535*"/>
    </style:style>
    <style:style style:name="Table10.A1" style:family="table-cell">
      <style:table-cell-properties fo:padding="0.97mm" fo:border="none"/>
    </style:style>
    <style:style style:name="Table11" style:family="table">
      <style:table-properties style:width="80.01mm" table:align="margins"/>
    </style:style>
    <style:style style:name="Table11.A" style:family="table-column">
      <style:table-column-properties style:column-width="80.01mm" style:rel-column-width="65535*"/>
    </style:style>
    <style:style style:name="Table11.A1" style:family="table-cell">
      <style:table-cell-properties fo:padding="0.97mm" fo:border="0.05pt solid #000000"/>
    </style:style>
    <style:style style:name="Table11.A2" style:family="table-cell">
      <style:table-cell-properties fo:padding="0.97mm" fo:border-left="0.05pt solid #000000" fo:border-right="0.05pt solid #000000" fo:border-top="none" fo:border-bottom="0.05pt solid #000000"/>
    </style:style>
    <style:style style:name="Table7" style:family="table">
      <style:table-properties style:width="80.01mm" fo:break-before="column" table:align="margins"/>
    </style:style>
    <style:style style:name="Table7.A" style:family="table-column">
      <style:table-column-properties style:column-width="80.01mm" style:rel-column-width="65535*"/>
    </style:style>
    <style:style style:name="Table7.A1" style:family="table-cell">
      <style:table-cell-properties fo:padding="0.97mm" fo:border="0.05pt solid #000000"/>
    </style:style>
    <style:style style:name="Table2" style:family="table">
      <style:table-properties style:width="80.01mm" table:align="margins"/>
    </style:style>
    <style:style style:name="Table2.A" style:family="table-column">
      <style:table-column-properties style:column-width="80.01mm" style:rel-column-width="65535*"/>
    </style:style>
    <style:style style:name="Table2.A1" style:family="table-cell">
      <style:table-cell-properties fo:padding="0.97mm" fo:border="0.05pt solid #000000"/>
    </style:style>
    <style:style style:name="Table4" style:family="table">
      <style:table-properties style:width="80.01mm" table:align="margins"/>
    </style:style>
    <style:style style:name="Table4.A" style:family="table-column">
      <style:table-column-properties style:column-width="32.09mm" style:rel-column-width="1819*"/>
    </style:style>
    <style:style style:name="Table4.B" style:family="table-column">
      <style:table-column-properties style:column-width="47.92mm" style:rel-column-width="2717*"/>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3" style:family="table">
      <style:table-properties style:width="80.01mm" table:align="margins"/>
    </style:style>
    <style:style style:name="Table3.A" style:family="table-column">
      <style:table-column-properties style:column-width="80.01mm" style:rel-column-width="65535*"/>
    </style:style>
    <style:style style:name="Table3.A1" style:family="table-cell">
      <style:table-cell-properties fo:padding="0.97mm" fo:border="0.05pt solid #000000"/>
    </style:style>
    <style:style style:name="Table3.A2" style:family="table-cell">
      <style:table-cell-properties fo:padding="0.97mm" fo:border-left="0.05pt solid #000000" fo:border-right="0.05pt solid #000000" fo:border-top="none" fo:border-bottom="0.05pt solid #000000"/>
    </style:style>
    <style:style style:name="Table8" style:family="table">
      <style:table-properties style:width="80.01mm" table:align="margins"/>
    </style:style>
    <style:style style:name="Table8.A" style:family="table-column">
      <style:table-column-properties style:column-width="20.92mm" style:rel-column-width="17135*"/>
    </style:style>
    <style:style style:name="Table8.B" style:family="table-column">
      <style:table-column-properties style:column-width="19.01mm" style:rel-column-width="15574*"/>
    </style:style>
    <style:style style:name="Table8.C" style:family="table-column">
      <style:table-column-properties style:column-width="6.97mm" style:rel-column-width="5706*"/>
    </style:style>
    <style:style style:name="Table8.D" style:family="table-column">
      <style:table-column-properties style:column-width="8.18mm" style:rel-column-width="6703*"/>
    </style:style>
    <style:style style:name="Table8.E" style:family="table-column">
      <style:table-column-properties style:column-width="6.01mm" style:rel-column-width="4926*"/>
    </style:style>
    <style:style style:name="Table8.F" style:family="table-column">
      <style:table-column-properties style:column-width="0.95mm" style:rel-column-width="780*"/>
    </style:style>
    <style:style style:name="Table8.G" style:family="table-column">
      <style:table-column-properties style:column-width="17.96mm" style:rel-column-width="14711*"/>
    </style:style>
    <style:style style:name="Table8.A1" style:family="table-cell">
      <style:table-cell-properties fo:padding="0.97mm" fo:border="0.05pt solid #000000"/>
    </style:style>
    <style:style style:name="Table8.B1" style:family="table-cell">
      <style:table-cell-properties style:vertical-align="middle" fo:padding="0.97mm" fo:border-left="none" fo:border-right="0.05pt solid #000000" fo:border-top="0.05pt solid #000000" fo:border-bottom="0.05pt solid #000000"/>
    </style:style>
    <style:style style:name="Table8.A2" style:family="table-cell">
      <style:table-cell-properties fo:padding="0.97mm" fo:border-left="0.05pt solid #000000" fo:border-right="0.05pt solid #000000" fo:border-top="none" fo:border-bottom="0.05pt solid #000000"/>
    </style:style>
    <style:style style:name="Table8.B2" style:family="table-cell">
      <style:table-cell-properties style:vertical-align="middle" fo:padding="0.97mm" fo:border-left="none" fo:border-right="0.05pt solid #000000" fo:border-top="none" fo:border-bottom="0.05pt solid #000000"/>
    </style:style>
    <style:style style:name="Table8.A3" style:family="table-cell">
      <style:table-cell-properties fo:padding="0.97mm" fo:border-left="0.05pt solid #000000" fo:border-right="0.05pt solid #000000" fo:border-top="none" fo:border-bottom="0.05pt solid #000000"/>
    </style:style>
    <style:style style:name="Table8.A4" style:family="table-cell">
      <style:table-cell-properties fo:padding="0.97mm" fo:border-left="0.05pt solid #000000" fo:border-right="0.05pt solid #000000" fo:border-top="none" fo:border-bottom="0.05pt solid #000000"/>
    </style:style>
    <style:style style:name="Table28" style:family="table">
      <style:table-properties style:width="80.01mm" table:align="margins"/>
    </style:style>
    <style:style style:name="Table28.A" style:family="table-column">
      <style:table-column-properties style:column-width="80.01mm" style:rel-column-width="65535*"/>
    </style:style>
    <style:style style:name="Table28.A1" style:family="table-cell">
      <style:table-cell-properties fo:padding="0.97mm" fo:border="0.05pt solid #000000"/>
    </style:style>
    <style:style style:name="Table29" style:family="table">
      <style:table-properties style:width="80.01mm" table:align="margins"/>
    </style:style>
    <style:style style:name="Table29.A" style:family="table-column">
      <style:table-column-properties style:column-width="80.01mm" style:rel-column-width="4536*"/>
    </style:style>
    <style:style style:name="Table29.A1" style:family="table-cell">
      <style:table-cell-properties fo:padding="0.97mm" fo:border="0.05pt solid #000000"/>
    </style:style>
    <style:style style:name="Table30" style:family="table">
      <style:table-properties style:width="80.01mm" table:align="margins"/>
    </style:style>
    <style:style style:name="Table30.A" style:family="table-column">
      <style:table-column-properties style:column-width="80.01mm" style:rel-column-width="65535*"/>
    </style:style>
    <style:style style:name="Table30.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26.93mm"/>
          <style:tab-stop style:position="55.09mm"/>
          <style:tab-stop style:position="85mm" style:type="center"/>
          <style:tab-stop style:position="170mm" style:type="right"/>
        </style:tab-stops>
      </style:paragraph-properties>
      <style:text-properties style:font-name="Liberation Mono" fo:font-size="10pt" officeooo:rsid="001dc27e" officeooo:paragraph-rsid="001dc27e"/>
    </style:style>
    <style:style style:name="P2" style:family="paragraph" style:parent-style-name="Text_20_body">
      <style:paragraph-properties fo:text-align="center" style:justify-single-word="false"/>
      <style:text-properties officeooo:paragraph-rsid="00454b51"/>
    </style:style>
    <style:style style:name="P3" style:family="paragraph" style:parent-style-name="Text_20_body">
      <style:text-properties fo:font-size="10pt" fo:font-weight="bold" officeooo:rsid="00640ee8" officeooo:paragraph-rsid="008ed02b" style:font-size-asian="10.5pt" style:font-weight-asian="bold" style:font-weight-complex="bold"/>
    </style:style>
    <style:style style:name="P4" style:family="paragraph" style:parent-style-name="Text_20_body">
      <style:text-properties officeooo:rsid="0039b0fe" officeooo:paragraph-rsid="008ed02b"/>
    </style:style>
    <style:style style:name="P5" style:family="paragraph" style:parent-style-name="Text_20_body">
      <style:text-properties fo:font-size="11pt" officeooo:paragraph-rsid="008ce82f" style:font-size-asian="11pt" style:font-size-complex="11pt" style:text-scale="96%"/>
    </style:style>
    <style:style style:name="P6" style:family="paragraph" style:parent-style-name="Text_20_body">
      <style:paragraph-properties fo:text-align="start" style:justify-single-word="false"/>
      <style:text-properties officeooo:paragraph-rsid="008ed02b" style:font-size-asian="10.5pt" style:text-scale="95%"/>
    </style:style>
    <style:style style:name="P7" style:family="paragraph" style:parent-style-name="Text_20_body">
      <style:text-properties officeooo:paragraph-rsid="008ce82f"/>
    </style:style>
    <style:style style:name="P8" style:family="paragraph" style:parent-style-name="Text_20_body">
      <style:text-properties officeooo:paragraph-rsid="008ed02b"/>
    </style:style>
    <style:style style:name="P9" style:family="paragraph" style:parent-style-name="Text_20_body">
      <style:text-properties officeooo:rsid="0023d9e4" officeooo:paragraph-rsid="008ed02b"/>
    </style:style>
    <style:style style:name="P10" style:family="paragraph" style:parent-style-name="Text_20_body">
      <style:text-properties officeooo:rsid="0029ac4d" officeooo:paragraph-rsid="008ed02b"/>
    </style:style>
    <style:style style:name="P11" style:family="paragraph" style:parent-style-name="Text_20_body">
      <style:text-properties fo:font-weight="bold" officeooo:rsid="002b30c1" officeooo:paragraph-rsid="008ed02b" style:font-weight-asian="bold" style:font-weight-complex="bold"/>
    </style:style>
    <style:style style:name="P12" style:family="paragraph" style:parent-style-name="Text_20_body">
      <style:text-properties style:font-name="Liberation Mono" fo:font-size="10pt" officeooo:rsid="002b30c1" officeooo:paragraph-rsid="008ed02b" style:font-name-asian="NSimSun" style:font-size-asian="10pt" style:font-name-complex="Liberation Mono" style:font-size-complex="10pt"/>
    </style:style>
    <style:style style:name="P13" style:family="paragraph" style:parent-style-name="Text_20_body">
      <style:text-properties officeooo:rsid="002b30c1" officeooo:paragraph-rsid="008ed02b"/>
    </style:style>
    <style:style style:name="P14" style:family="paragraph" style:parent-style-name="Preformatted_20_Text">
      <style:text-properties officeooo:rsid="00837c10" officeooo:paragraph-rsid="00837c10"/>
    </style:style>
    <style:style style:name="P15" style:family="paragraph" style:parent-style-name="Preformatted_20_Text">
      <style:paragraph-properties fo:text-align="end" style:justify-single-word="false"/>
      <style:text-properties officeooo:rsid="00837c10" officeooo:paragraph-rsid="00837c10"/>
    </style:style>
    <style:style style:name="P16" style:family="paragraph" style:parent-style-name="Preformatted_20_Text">
      <style:text-properties officeooo:paragraph-rsid="008835ad"/>
    </style:style>
    <style:style style:name="P17" style:family="paragraph" style:parent-style-name="Preformatted_20_Text">
      <style:text-properties officeooo:paragraph-rsid="008835ad" style:font-size-asian="10.5pt"/>
    </style:style>
    <style:style style:name="P18" style:family="paragraph" style:parent-style-name="Preformatted_20_Text">
      <style:paragraph-properties fo:text-align="end" style:justify-single-word="false"/>
      <style:text-properties officeooo:paragraph-rsid="008835ad" style:font-size-asian="10.5pt"/>
    </style:style>
    <style:style style:name="P19" style:family="paragraph" style:parent-style-name="Preformatted_20_Text">
      <style:text-properties officeooo:rsid="0051106f" officeooo:paragraph-rsid="008ed02b" style:font-size-asian="10.5pt"/>
    </style:style>
    <style:style style:name="P20" style:family="paragraph" style:parent-style-name="Preformatted_20_Text">
      <style:paragraph-properties fo:text-align="start" style:justify-single-word="false"/>
      <style:text-properties officeooo:paragraph-rsid="008ed02b" style:font-size-asian="10.5pt" style:text-scale="95%"/>
    </style:style>
    <style:style style:name="P21" style:family="paragraph" style:parent-style-name="Preformatted_20_Text">
      <style:text-properties officeooo:paragraph-rsid="008ce82f" style:font-size-asian="10.5pt"/>
    </style:style>
    <style:style style:name="P22" style:family="paragraph" style:parent-style-name="Preformatted_20_Text">
      <style:text-properties officeooo:paragraph-rsid="008ed02b" style:font-size-asian="10.5pt"/>
    </style:style>
    <style:style style:name="P23" style:family="paragraph" style:parent-style-name="Preformatted_20_Text">
      <style:text-properties officeooo:paragraph-rsid="008b0835"/>
    </style:style>
    <style:style style:name="P24" style:family="paragraph" style:parent-style-name="Preformatted_20_Text">
      <style:text-properties officeooo:paragraph-rsid="008ed02b" style:text-scale="94%"/>
    </style:style>
    <style:style style:name="P25" style:family="paragraph" style:parent-style-name="Preformatted_20_Text">
      <style:text-properties style:font-name="Liberation Mono" fo:font-size="10pt" officeooo:paragraph-rsid="008ce82f" style:font-name-asian="NSimSun" style:font-size-asian="10pt" style:font-name-complex="Liberation Mono" style:font-size-complex="10pt"/>
    </style:style>
    <style:style style:name="P26" style:family="paragraph" style:parent-style-name="Preformatted_20_Text">
      <style:text-properties officeooo:rsid="0051106f" officeooo:paragraph-rsid="008ed02b"/>
    </style:style>
    <style:style style:name="P27" style:family="paragraph" style:parent-style-name="Preformatted_20_Text">
      <style:text-properties officeooo:paragraph-rsid="008ce82f"/>
    </style:style>
    <style:style style:name="P28" style:family="paragraph" style:parent-style-name="Preformatted_20_Text">
      <style:text-properties officeooo:paragraph-rsid="008ed02b"/>
    </style:style>
    <style:style style:name="P29" style:family="paragraph" style:parent-style-name="Preformatted_20_Text">
      <style:paragraph-properties fo:text-align="end" style:justify-single-word="false"/>
      <style:text-properties officeooo:paragraph-rsid="008ed02b"/>
    </style:style>
    <style:style style:name="P30" style:family="paragraph" style:parent-style-name="Contents_20_2">
      <style:paragraph-properties>
        <style:tab-stops>
          <style:tab-stop style:position="168.01mm" style:type="right" style:leader-style="dotted" style:leader-text="."/>
        </style:tab-stops>
      </style:paragraph-properties>
    </style:style>
    <style:style style:name="P31" style:family="paragraph" style:parent-style-name="Contents_20_3">
      <style:paragraph-properties>
        <style:tab-stops>
          <style:tab-stop style:position="166mm" style:type="right" style:leader-style="dotted" style:leader-text="."/>
        </style:tab-stops>
      </style:paragraph-properties>
    </style:style>
    <style:style style:name="P32" style:family="paragraph" style:parent-style-name="Text_20_body">
      <style:paragraph-properties fo:margin-top="0mm" fo:margin-bottom="4.99mm" loext:contextual-spacing="false"/>
      <style:text-properties officeooo:paragraph-rsid="00837c10"/>
    </style:style>
    <style:style style:name="P33" style:family="paragraph" style:parent-style-name="Table_20_Contents">
      <style:text-properties style:font-name="Liberation Mono" fo:font-size="10pt" officeooo:rsid="00682759" officeooo:paragraph-rsid="008ed02b" style:font-name-asian="NSimSun" style:font-size-asian="10pt" style:font-name-complex="Liberation Mono" style:font-size-complex="10pt"/>
    </style:style>
    <style:style style:name="P34" style:family="paragraph" style:parent-style-name="Table_20_Contents">
      <style:paragraph-properties fo:text-align="center" style:justify-single-word="false"/>
      <style:text-properties style:font-name="Liberation Mono" fo:font-size="10pt" officeooo:rsid="00165485" officeooo:paragraph-rsid="008ed02b" style:font-name-asian="NSimSun" style:font-size-asian="10pt" style:font-name-complex="Liberation Mono" style:font-size-complex="10pt"/>
    </style:style>
    <style:style style:name="P35" style:family="paragraph" style:parent-style-name="Table_20_Contents">
      <style:paragraph-properties fo:text-align="center" style:justify-single-word="false"/>
      <style:text-properties style:font-name="Liberation Mono" fo:font-size="10pt" officeooo:rsid="001776ee" officeooo:paragraph-rsid="008ed02b" style:font-name-asian="NSimSun" style:font-size-asian="10pt" style:font-name-complex="Liberation Mono" style:font-size-complex="10pt"/>
    </style:style>
    <style:style style:name="P36" style:family="paragraph" style:parent-style-name="Table_20_Contents">
      <style:paragraph-properties fo:text-align="start" style:justify-single-word="false"/>
      <style:text-properties style:font-name="Liberation Mono" fo:font-size="10pt" fo:font-weight="bold" officeooo:paragraph-rsid="008ed02b" style:font-size-asian="10pt" style:font-weight-asian="bold" style:font-size-complex="10pt" style:font-weight-complex="bold"/>
    </style:style>
    <style:style style:name="P37" style:family="paragraph" style:parent-style-name="Table_20_Contents">
      <style:paragraph-properties fo:text-align="start" style:justify-single-word="false"/>
      <style:text-properties officeooo:paragraph-rsid="008ed02b"/>
    </style:style>
    <style:style style:name="P38" style:family="paragraph" style:parent-style-name="Table_20_Contents">
      <style:paragraph-properties fo:text-align="start" style:justify-single-word="false"/>
      <style:text-properties officeooo:rsid="001d73a3" officeooo:paragraph-rsid="008ed02b"/>
    </style:style>
    <style:style style:name="P39" style:family="paragraph" style:parent-style-name="Contents_20_1">
      <style:paragraph-properties>
        <style:tab-stops>
          <style:tab-stop style:position="170mm" style:type="right" style:leader-style="dotted" style:leader-text="."/>
        </style:tab-stops>
      </style:paragraph-properties>
    </style:style>
    <style:style style:name="P40" style:family="paragraph" style:parent-style-name="Standard">
      <style:text-properties officeooo:paragraph-rsid="008ed02b"/>
    </style:style>
    <style:style style:name="P41" style:family="paragraph" style:parent-style-name="Standard">
      <style:paragraph-properties fo:text-align="start" style:justify-single-word="false"/>
      <style:text-properties officeooo:paragraph-rsid="008ed02b"/>
    </style:style>
    <style:style style:name="P42" style:family="paragraph" style:parent-style-name="Standard">
      <style:text-properties fo:font-weight="bold" officeooo:rsid="001776ee" officeooo:paragraph-rsid="008ed02b" style:font-weight-asian="bold" style:font-weight-complex="bold"/>
    </style:style>
    <style:style style:name="P43" style:family="paragraph" style:parent-style-name="Standard">
      <style:text-properties fo:font-weight="bold" officeooo:paragraph-rsid="008ed02b" style:font-weight-asian="bold" style:font-weight-complex="bold"/>
    </style:style>
    <style:style style:name="P44" style:family="paragraph" style:parent-style-name="Standard">
      <style:text-properties officeooo:paragraph-rsid="0092f964" style:font-size-asian="10.5pt"/>
    </style:style>
    <style:style style:name="P45" style:family="paragraph" style:parent-style-name="Standard">
      <style:text-properties officeooo:paragraph-rsid="009a4e68" style:font-size-asian="10.5pt"/>
    </style:style>
    <style:style style:name="P46" style:family="paragraph" style:parent-style-name="Standard">
      <style:text-properties officeooo:paragraph-rsid="008ed02b"/>
    </style:style>
    <style:style style:name="P47" style:family="paragraph" style:parent-style-name="Standard">
      <style:text-properties officeooo:paragraph-rsid="0094655e"/>
    </style:style>
    <style:style style:name="P48" style:family="paragraph" style:parent-style-name="Standard">
      <style:text-properties officeooo:rsid="00964599" officeooo:paragraph-rsid="00964599"/>
    </style:style>
    <style:style style:name="P49" style:family="paragraph" style:parent-style-name="Standard">
      <style:text-properties officeooo:rsid="00964599" officeooo:paragraph-rsid="009a4e68"/>
    </style:style>
    <style:style style:name="P50" style:family="paragraph" style:parent-style-name="Standard">
      <style:text-properties officeooo:paragraph-rsid="00964599"/>
    </style:style>
    <style:style style:name="P51" style:family="paragraph" style:parent-style-name="Standard">
      <style:text-properties officeooo:paragraph-rsid="009a4e68"/>
    </style:style>
    <style:style style:name="P52" style:family="paragraph" style:parent-style-name="Standard">
      <style:text-properties fo:font-weight="bold" officeooo:rsid="001776ee" officeooo:paragraph-rsid="009a9df5" style:font-weight-asian="bold" style:font-weight-complex="bold"/>
    </style:style>
    <style:style style:name="P53" style:family="paragraph" style:parent-style-name="Standard">
      <style:text-properties fo:font-weight="bold" officeooo:paragraph-rsid="009a9df5" style:font-weight-asian="bold" style:font-weight-complex="bold"/>
    </style:style>
    <style:style style:name="P54" style:family="paragraph" style:parent-style-name="Standard">
      <style:text-properties officeooo:paragraph-rsid="009bdfc3"/>
    </style:style>
    <style:style style:name="P55" style:family="paragraph" style:parent-style-name="Standard" style:list-style-name="">
      <style:paragraph-properties>
        <style:tab-stops/>
      </style:paragraph-properties>
      <style:text-properties officeooo:paragraph-rsid="009bdfc3"/>
    </style:style>
    <style:style style:name="P56" style:family="paragraph" style:parent-style-name="Standard">
      <style:text-properties style:font-name="Liberation Serif" fo:font-size="12pt" style:font-size-asian="12pt" style:font-size-complex="12pt"/>
    </style:style>
    <style:style style:name="P57" style:family="paragraph" style:parent-style-name="Table_20_Contents">
      <style:text-properties officeooo:paragraph-rsid="0092f964" style:font-size-asian="10.5pt"/>
    </style:style>
    <style:style style:name="P58" style:family="paragraph" style:parent-style-name="Table_20_Contents">
      <style:text-properties officeooo:paragraph-rsid="009a4e68" style:font-size-asian="10.5pt"/>
    </style:style>
    <style:style style:name="P59" style:family="paragraph" style:parent-style-name="Table_20_Contents">
      <style:paragraph-properties fo:text-align="start" style:justify-single-word="false"/>
      <style:text-properties style:font-name="Liberation Mono" fo:font-size="10pt" officeooo:rsid="00682759" officeooo:paragraph-rsid="0094655e" style:font-name-asian="NSimSun" style:font-size-asian="10pt" style:font-name-complex="Liberation Mono" style:font-size-complex="10pt"/>
    </style:style>
    <style:style style:name="P60" style:family="paragraph" style:parent-style-name="Table_20_Contents">
      <style:paragraph-properties fo:text-align="start" style:justify-single-word="false"/>
      <style:text-properties style:font-name="Liberation Mono" fo:font-size="10pt" officeooo:rsid="00682759" officeooo:paragraph-rsid="009a4e68" style:font-name-asian="NSimSun" style:font-size-asian="10pt" style:font-name-complex="Liberation Mono" style:font-size-complex="10pt"/>
    </style:style>
    <style:style style:name="P61" style:family="paragraph" style:parent-style-name="Table_20_Contents">
      <style:paragraph-properties fo:text-align="start" style:justify-single-word="false"/>
      <style:text-properties style:font-name="Liberation Mono" fo:font-size="10pt" officeooo:rsid="00682759" officeooo:paragraph-rsid="009bdfc3" style:font-name-asian="NSimSun" style:font-size-asian="10pt" style:font-name-complex="Liberation Mono" style:font-size-complex="10pt"/>
    </style:style>
    <style:style style:name="P62" style:family="paragraph" style:parent-style-name="Table_20_Contents">
      <style:paragraph-properties fo:text-align="end" style:justify-single-word="false"/>
      <style:text-properties style:font-name="Liberation Mono" fo:font-size="10pt" officeooo:rsid="00682759" officeooo:paragraph-rsid="0094655e" style:font-name-asian="NSimSun" style:font-size-asian="10pt" style:font-name-complex="Liberation Mono" style:font-size-complex="10pt"/>
    </style:style>
    <style:style style:name="P63" style:family="paragraph" style:parent-style-name="Table_20_Contents">
      <style:text-properties style:font-name="Liberation Mono" fo:font-size="10pt" officeooo:rsid="00682759" officeooo:paragraph-rsid="0094655e" style:font-name-asian="NSimSun" style:font-size-asian="10pt" style:font-name-complex="Liberation Mono" style:font-size-complex="10pt"/>
    </style:style>
    <style:style style:name="P64" style:family="paragraph" style:parent-style-name="Table_20_Contents">
      <style:text-properties style:font-name="Liberation Mono" fo:font-size="10pt" officeooo:rsid="00682759" officeooo:paragraph-rsid="009a4e68" style:font-name-asian="NSimSun" style:font-size-asian="10pt" style:font-name-complex="Liberation Mono" style:font-size-complex="10pt"/>
    </style:style>
    <style:style style:name="P65" style:family="paragraph" style:parent-style-name="Table_20_Contents">
      <style:paragraph-properties fo:text-align="start" style:justify-single-word="false"/>
      <style:text-properties style:font-name="Liberation Mono" fo:font-size="10pt" officeooo:paragraph-rsid="008ed02b" style:font-name-asian="NSimSun" style:font-size-asian="10pt" style:font-name-complex="Liberation Mono" style:font-size-complex="10pt"/>
    </style:style>
    <style:style style:name="P66" style:family="paragraph" style:parent-style-name="Table_20_Contents">
      <style:paragraph-properties fo:text-align="center" style:justify-single-word="false"/>
      <style:text-properties style:font-name="Liberation Mono" fo:font-size="10pt" officeooo:rsid="00165485" officeooo:paragraph-rsid="009a9df5" style:font-name-asian="NSimSun" style:font-size-asian="10pt" style:font-name-complex="Liberation Mono" style:font-size-complex="10pt"/>
    </style:style>
    <style:style style:name="P67" style:family="paragraph" style:parent-style-name="Table_20_Contents">
      <style:paragraph-properties fo:text-align="center" style:justify-single-word="false"/>
      <style:text-properties style:font-name="Liberation Mono" fo:font-size="10pt" officeooo:rsid="001776ee" officeooo:paragraph-rsid="009a9df5" style:font-name-asian="NSimSun" style:font-size-asian="10pt" style:font-name-complex="Liberation Mono" style:font-size-complex="10pt"/>
    </style:style>
    <style:style style:name="P68" style:family="paragraph" style:parent-style-name="Heading_20_1">
      <style:text-properties officeooo:paragraph-rsid="008b0835"/>
    </style:style>
    <style:style style:name="P69" style:family="paragraph" style:parent-style-name="Heading_20_1">
      <style:text-properties officeooo:paragraph-rsid="008ce82f"/>
    </style:style>
    <style:style style:name="P70" style:family="paragraph" style:parent-style-name="Heading_20_1">
      <style:text-properties officeooo:paragraph-rsid="008ed02b"/>
    </style:style>
    <style:style style:name="P71" style:family="paragraph" style:parent-style-name="Heading_20_1" style:list-style-name="">
      <style:paragraph-properties>
        <style:tab-stops/>
      </style:paragraph-properties>
      <style:text-properties officeooo:paragraph-rsid="008ed02b"/>
    </style:style>
    <style:style style:name="P72" style:family="paragraph" style:parent-style-name="Heading_20_1">
      <style:text-properties officeooo:paragraph-rsid="009a4e68"/>
    </style:style>
    <style:style style:name="P73" style:family="paragraph" style:parent-style-name="Heading_20_1" style:master-page-name="">
      <loext:graphic-properties draw:fill="none"/>
      <style:paragraph-properties fo:margin-left="0mm" fo:margin-right="0mm" fo:margin-top="1.99mm" fo:margin-bottom="1.5mm" loext:contextual-spacing="false" fo:text-indent="0mm" style:auto-text-indent="false" style:page-number="auto" fo:background-color="transparent" fo:keep-with-next="always" style:writing-mode="page">
        <style:tab-stops/>
      </style:paragraph-properties>
    </style:style>
    <style:style style:name="P74" style:family="paragraph" style:parent-style-name="Heading_20_1">
      <style:paragraph-properties fo:break-before="page"/>
      <style:text-properties officeooo:paragraph-rsid="008ed02b"/>
    </style:style>
    <style:style style:name="P75" style:family="paragraph" style:parent-style-name="Heading_20_1">
      <style:paragraph-properties fo:margin-top="0mm" fo:margin-bottom="0mm" loext:contextual-spacing="false" fo:break-before="column"/>
      <style:text-properties officeooo:paragraph-rsid="008ce82f"/>
    </style:style>
    <style:style style:name="P76" style:family="paragraph" style:parent-style-name="Heading_20_1">
      <style:paragraph-properties fo:margin-top="0.49mm" fo:margin-bottom="1.01mm" loext:contextual-spacing="false"/>
      <style:text-properties officeooo:paragraph-rsid="008ed02b"/>
    </style:style>
    <style:style style:name="P77" style:family="paragraph" style:parent-style-name="Heading_20_3">
      <style:text-properties officeooo:paragraph-rsid="008ed02b"/>
    </style:style>
    <style:style style:name="P78" style:family="paragraph" style:parent-style-name="Heading_20_3">
      <style:text-properties officeooo:paragraph-rsid="009bdfc3"/>
    </style:style>
    <style:style style:name="P79" style:family="paragraph" style:parent-style-name="Heading_20_3">
      <style:paragraph-properties fo:break-before="column"/>
      <style:text-properties officeooo:paragraph-rsid="009bdfc3"/>
    </style:style>
    <style:style style:name="P80" style:family="paragraph" style:parent-style-name="Heading_20_4">
      <style:text-properties officeooo:paragraph-rsid="009a4e68"/>
    </style:style>
    <style:style style:name="P81" style:family="paragraph" style:parent-style-name="Heading_20_4">
      <style:text-properties officeooo:paragraph-rsid="009bdfc3"/>
    </style:style>
    <style:style style:name="P82" style:family="paragraph" style:parent-style-name="Heading_20_4">
      <style:paragraph-properties fo:break-before="column"/>
      <style:text-properties officeooo:paragraph-rsid="009a4e68"/>
    </style:style>
    <style:style style:name="P83" style:family="paragraph" style:parent-style-name="Heading_20_2">
      <style:text-properties officeooo:rsid="0073f36c" officeooo:paragraph-rsid="008ed02b"/>
    </style:style>
    <style:style style:name="P84" style:family="paragraph" style:parent-style-name="Heading_20_2">
      <style:text-properties officeooo:paragraph-rsid="00837c10"/>
    </style:style>
    <style:style style:name="P85" style:family="paragraph" style:parent-style-name="Heading_20_2">
      <style:text-properties officeooo:paragraph-rsid="008ed02b"/>
    </style:style>
    <style:style style:name="P86" style:family="paragraph" style:parent-style-name="Heading_20_2">
      <style:text-properties officeooo:paragraph-rsid="009a4e68"/>
    </style:style>
    <style:style style:name="P87" style:family="paragraph" style:parent-style-name="Heading_20_2">
      <style:text-properties officeooo:paragraph-rsid="009a9df5"/>
    </style:style>
    <style:style style:name="P88" style:family="paragraph" style:parent-style-name="Heading_20_2">
      <style:paragraph-properties fo:break-before="column"/>
    </style:style>
    <style:style style:name="P89" style:family="paragraph" style:parent-style-name="Heading_20_2">
      <style:paragraph-properties fo:margin-top="0.49mm" fo:margin-bottom="1.01mm" loext:contextual-spacing="false"/>
      <style:text-properties officeooo:paragraph-rsid="008ce82f"/>
    </style:style>
    <style:style style:name="P90" style:family="paragraph" style:parent-style-name="Heading_20_2">
      <style:paragraph-properties fo:margin-top="0mm" fo:margin-bottom="4.99mm" loext:contextual-spacing="false"/>
      <style:text-properties officeooo:paragraph-rsid="008ed02b"/>
    </style:style>
    <style:style style:name="P91" style:family="paragraph" style:parent-style-name="Preformatted_20_Text">
      <style:paragraph-properties fo:text-align="end" style:justify-single-word="false"/>
      <style:text-properties officeooo:paragraph-rsid="0094655e"/>
    </style:style>
    <style:style style:name="P92" style:family="paragraph" style:parent-style-name="Preformatted_20_Text">
      <style:paragraph-properties fo:text-align="end" style:justify-single-word="false"/>
      <style:text-properties officeooo:paragraph-rsid="009a4e68"/>
    </style:style>
    <style:style style:name="P93" style:family="paragraph" style:parent-style-name="Preformatted_20_Text">
      <style:paragraph-properties fo:text-align="end" style:justify-single-word="false"/>
      <style:text-properties officeooo:paragraph-rsid="0094655e" style:font-size-asian="10.5pt"/>
    </style:style>
    <style:style style:name="P94" style:family="paragraph" style:parent-style-name="Preformatted_20_Text">
      <style:paragraph-properties fo:text-align="end" style:justify-single-word="false"/>
      <style:text-properties officeooo:paragraph-rsid="009a4e68" style:font-size-asian="10.5pt"/>
    </style:style>
    <style:style style:name="P95" style:family="paragraph" style:parent-style-name="Preformatted_20_Text">
      <style:text-properties officeooo:paragraph-rsid="009bdfc3" style:font-size-asian="10.5pt"/>
    </style:style>
    <style:style style:name="P96" style:family="paragraph" style:parent-style-name="Preformatted_20_Text">
      <style:paragraph-properties fo:text-align="end" style:justify-single-word="false"/>
      <style:text-properties officeooo:rsid="00114fc5" officeooo:paragraph-rsid="0094655e"/>
    </style:style>
    <style:style style:name="P97" style:family="paragraph" style:parent-style-name="Preformatted_20_Text">
      <style:paragraph-properties fo:text-align="end" style:justify-single-word="false"/>
      <style:text-properties officeooo:rsid="00114fc5" officeooo:paragraph-rsid="009a4e68"/>
    </style:style>
    <style:style style:name="P98" style:family="paragraph" style:parent-style-name="Preformatted_20_Text">
      <style:text-properties style:font-name="Liberation Mono" fo:font-size="10pt" officeooo:paragraph-rsid="008ed02b" style:font-name-asian="NSimSun" style:font-size-asian="10pt" style:font-name-complex="Liberation Mono" style:font-size-complex="10pt"/>
    </style:style>
    <style:style style:name="P99" style:family="paragraph" style:parent-style-name="Preformatted_20_Text">
      <style:text-properties officeooo:paragraph-rsid="009a4e68"/>
    </style:style>
    <style:style style:name="P100" style:family="paragraph" style:parent-style-name="Preformatted_20_Text">
      <style:paragraph-properties fo:text-align="end" style:justify-single-word="false"/>
      <style:text-properties fo:font-size="9pt" style:font-size-asian="9pt" style:font-size-complex="9pt"/>
    </style:style>
    <style:style style:name="P101" style:family="paragraph" style:parent-style-name="Preformatted_20_Text">
      <style:paragraph-properties fo:text-align="end" style:justify-single-word="false"/>
      <style:text-properties fo:font-size="9pt" officeooo:paragraph-rsid="009bdfc3" style:font-size-asian="9pt" style:font-size-complex="9pt"/>
    </style:style>
    <style:style style:name="P102" style:family="paragraph" style:parent-style-name="Preformatted_20_Text">
      <style:text-properties officeooo:paragraph-rsid="009bdfc3"/>
    </style:style>
    <style:style style:name="P103" style:family="paragraph" style:parent-style-name="Preformatted_20_Text">
      <style:text-properties officeooo:paragraph-rsid="009bdfc3" style:text-scale="94%"/>
    </style:style>
    <style:style style:name="P104" style:family="paragraph" style:parent-style-name="Text_20_body">
      <style:text-properties officeooo:paragraph-rsid="0094655e"/>
    </style:style>
    <style:style style:name="P105" style:family="paragraph" style:parent-style-name="Text_20_body">
      <style:text-properties officeooo:paragraph-rsid="008ed02b"/>
    </style:style>
    <style:style style:name="P106" style:family="paragraph" style:parent-style-name="Text_20_body">
      <style:text-properties officeooo:paragraph-rsid="009a4e68"/>
    </style:style>
    <style:style style:name="P107" style:family="paragraph" style:parent-style-name="Text_20_body">
      <style:text-properties officeooo:rsid="0029ac4d" officeooo:paragraph-rsid="009bdfc3"/>
    </style:style>
    <style:style style:name="P108" style:family="paragraph" style:parent-style-name="Text_20_body">
      <style:text-properties fo:font-weight="bold" officeooo:rsid="002b30c1" officeooo:paragraph-rsid="009bdfc3" style:font-weight-asian="bold" style:font-weight-complex="bold"/>
    </style:style>
    <style:style style:name="P109" style:family="paragraph" style:parent-style-name="Text_20_body">
      <style:text-properties style:font-name="Liberation Mono" fo:font-size="10pt" officeooo:rsid="002b30c1" officeooo:paragraph-rsid="009bdfc3" style:font-name-asian="NSimSun" style:font-size-asian="10pt" style:font-name-complex="Liberation Mono" style:font-size-complex="10pt"/>
    </style:style>
    <style:style style:name="P110" style:family="paragraph" style:parent-style-name="Text_20_body">
      <style:text-properties officeooo:rsid="002b30c1" officeooo:paragraph-rsid="009bdfc3"/>
    </style:style>
    <style:style style:name="P111" style:family="paragraph" style:parent-style-name="Text_20_body">
      <style:text-properties officeooo:paragraph-rsid="009bdfc3"/>
    </style:style>
    <style:style style:name="T1" style:family="text">
      <style:text-properties officeooo:rsid="008f76ce"/>
    </style:style>
    <style:style style:name="T2" style:family="text">
      <style:text-properties officeooo:rsid="00027591"/>
    </style:style>
    <style:style style:name="T3" style:family="text">
      <style:text-properties fo:font-size="10pt"/>
    </style:style>
    <style:style style:name="T4" style:family="text">
      <style:text-properties fo:font-size="10pt" style:font-size-asian="10pt" style:font-size-complex="10pt"/>
    </style:style>
    <style:style style:name="T5" style:family="text">
      <style:text-properties fo:font-size="10pt" officeooo:rsid="000c47de" style:font-size-asian="10pt" style:font-size-complex="10pt"/>
    </style:style>
    <style:style style:name="T6" style:family="text">
      <style:text-properties fo:font-size="10pt" style:font-size-asian="10pt" style:font-size-complex="10pt" style:text-scale="94%"/>
    </style:style>
    <style:style style:name="T7" style:family="text">
      <style:text-properties fo:font-size="10pt" fo:font-weight="normal" style:font-name-asian="NSimSun" style:font-size-asian="10pt" style:font-weight-asian="normal" style:font-name-complex="Liberation Mono" style:font-size-complex="10pt" style:font-weight-complex="normal"/>
    </style:style>
    <style:style style:name="T8" style:family="text">
      <style:text-properties fo:font-size="10pt" style:font-name-asian="NSimSun" style:font-size-asian="10pt" style:font-name-complex="Liberation Mono" style:font-size-complex="10pt"/>
    </style:style>
    <style:style style:name="T9" style:family="text">
      <style:text-properties style:text-scale="94%"/>
    </style:style>
    <style:style style:name="T10" style:family="text">
      <style:text-properties officeooo:rsid="003c50aa" style:text-scale="94%"/>
    </style:style>
    <style:style style:name="T11" style:family="text">
      <style:text-properties style:font-name="Liberation Serif"/>
    </style:style>
    <style:style style:name="T12" style:family="text">
      <style:text-properties style:font-name="Liberation Serif" fo:font-weight="bold" style:font-weight-asian="bold" style:font-weight-complex="bold"/>
    </style:style>
    <style:style style:name="T13" style:family="text">
      <style:text-properties style:font-name="Liberation Serif" fo:font-weight="bold" officeooo:rsid="00084a27" style:font-weight-asian="bold" style:font-weight-complex="bold"/>
    </style:style>
    <style:style style:name="T14" style:family="text">
      <style:text-properties style:font-name="Liberation Serif" fo:font-weight="bold" officeooo:rsid="0009ff83" style:font-weight-asian="bold" style:font-weight-complex="bold"/>
    </style:style>
    <style:style style:name="T15" style:family="text">
      <style:text-properties style:font-name="Liberation Serif" fo:font-weight="bold" officeooo:rsid="00114fc5" style:font-weight-asian="bold" style:font-weight-complex="bold"/>
    </style:style>
    <style:style style:name="T16" style:family="text">
      <style:text-properties style:font-name="Liberation Serif" fo:font-weight="bold" officeooo:rsid="0094655e" style:font-weight-asian="bold" style:font-weight-complex="bold"/>
    </style:style>
    <style:style style:name="T17" style:family="text">
      <style:text-properties style:font-name="Liberation Serif" fo:font-weight="bold" officeooo:rsid="00956725" style:font-weight-asian="bold" style:font-weight-complex="bold"/>
    </style:style>
    <style:style style:name="T18" style:family="text">
      <style:text-properties style:font-name="Liberation Serif" fo:font-style="italic" fo:font-weight="normal" officeooo:rsid="00956725" style:font-style-asian="italic" style:font-weight-asian="normal" style:font-style-complex="italic" style:font-weight-complex="normal"/>
    </style:style>
    <style:style style:name="T19" style:family="text">
      <style:text-properties style:font-name="Liberation Serif" fo:font-size="10pt" fo:font-weight="normal" style:font-size-asian="10pt" style:font-weight-asian="normal" style:font-size-complex="10pt" style:font-weight-complex="normal"/>
    </style:style>
    <style:style style:name="T20" style:family="text">
      <style:text-properties fo:font-weight="bold" style:font-weight-asian="bold" style:font-weight-complex="bold"/>
    </style:style>
    <style:style style:name="T21" style:family="text">
      <style:text-properties fo:font-weight="bold" officeooo:rsid="003c50aa" style:font-weight-asian="bold" style:font-weight-complex="bold" style:text-scale="94%"/>
    </style:style>
    <style:style style:name="T22" style:family="text">
      <style:text-properties fo:font-weight="bold" style:font-weight-asian="bold" style:font-weight-complex="bold" style:text-scale="92%"/>
    </style:style>
    <style:style style:name="T23" style:family="text">
      <style:text-properties fo:font-weight="bold" officeooo:rsid="006f1e4f" style:font-weight-asian="bold" style:font-weight-complex="bold"/>
    </style:style>
    <style:style style:name="T24" style:family="text">
      <style:text-properties fo:font-weight="bold" officeooo:rsid="006fd1f2" style:font-weight-asian="bold" style:font-weight-complex="bold"/>
    </style:style>
    <style:style style:name="T25" style:family="text">
      <style:text-properties fo:font-weight="bold" style:font-weight-asian="bold" style:font-weight-complex="bold" style:text-scale="98%"/>
    </style:style>
    <style:style style:name="T26" style:family="text">
      <style:text-properties officeooo:rsid="000c47de"/>
    </style:style>
    <style:style style:name="T27" style:family="text">
      <style:text-properties fo:font-style="italic" style:font-style-asian="italic" style:font-style-complex="italic"/>
    </style:style>
    <style:style style:name="T28" style:family="text">
      <style:text-properties fo:font-style="italic" officeooo:rsid="0023a92d" style:font-style-asian="italic" style:font-style-complex="italic"/>
    </style:style>
    <style:style style:name="T29" style:family="text">
      <style:text-properties style:text-underline-style="solid" style:text-underline-width="auto" style:text-underline-color="font-color"/>
    </style:style>
    <style:style style:name="T30" style:family="text">
      <style:text-properties style:font-name="Liberation Mono" fo:font-size="10pt" style:font-name-asian="NSimSun" style:font-size-asian="10pt" style:font-name-complex="Liberation Mono" style:font-size-complex="10pt"/>
    </style:style>
    <style:style style:name="T31" style:family="text">
      <style:text-properties style:font-name="Liberation Mono" fo:font-size="10pt" officeooo:rsid="002a129d" style:font-name-asian="NSimSun" style:font-size-asian="10pt" style:font-name-complex="Liberation Mono" style:font-size-complex="10pt"/>
    </style:style>
    <style:style style:name="T32" style:family="text">
      <style:text-properties style:font-name="Liberation Mono" fo:font-size="10pt" officeooo:rsid="00682759" style:font-name-asian="NSimSun" style:font-size-asian="10pt" style:font-name-complex="Liberation Mono" style:font-size-complex="10pt"/>
    </style:style>
    <style:style style:name="T33" style:family="text">
      <style:text-properties style:font-name="Liberation Mono" fo:font-size="10pt" officeooo:rsid="0009ff83" style:font-name-asian="NSimSun" style:font-size-asian="10pt" style:font-name-complex="Liberation Mono" style:font-size-complex="10pt"/>
    </style:style>
    <style:style style:name="T34" style:family="text">
      <style:text-properties style:font-name="Liberation Mono" fo:font-size="10pt" officeooo:rsid="009a4e68" style:font-name-asian="NSimSun" style:font-size-asian="10pt" style:font-name-complex="Liberation Mono" style:font-size-complex="10pt"/>
    </style:style>
    <style:style style:name="T35" style:family="text">
      <style:text-properties style:font-name="Liberation Mono" fo:font-size="10pt" officeooo:rsid="006a79d4" style:font-name-asian="NSimSun" style:font-size-asian="10pt" style:font-name-complex="Liberation Mono" style:font-size-complex="10pt"/>
    </style:style>
    <style:style style:name="T36" style:family="text">
      <style:text-properties style:font-name="Liberation Mono" fo:font-size="10pt" officeooo:rsid="0039b0fe" style:font-name-asian="NSimSun" style:font-size-asian="10pt" style:font-name-complex="Liberation Mono" style:font-size-complex="10pt"/>
    </style:style>
    <style:style style:name="T37"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38" style:family="text">
      <style:text-properties style:font-name="Liberation Mono" fo:font-size="10pt" fo:font-weight="bold" officeooo:rsid="006f1e4f" style:font-name-asian="NSimSun" style:font-size-asian="10pt" style:font-weight-asian="bold" style:font-name-complex="Liberation Mono" style:font-size-complex="10pt" style:font-weight-complex="bold"/>
    </style:style>
    <style:style style:name="T39" style:family="text">
      <style:text-properties style:font-name="Liberation Mono" fo:font-size="10pt" fo:font-weight="bold" officeooo:rsid="0009ff83" style:font-name-asian="NSimSun" style:font-size-asian="10pt" style:font-weight-asian="bold" style:font-name-complex="Liberation Mono" style:font-size-complex="10pt" style:font-weight-complex="bold"/>
    </style:style>
    <style:style style:name="T40" style:family="text">
      <style:text-properties style:font-name="Liberation Mono" fo:font-size="10pt" fo:font-weight="bold" officeooo:rsid="002a129d" style:font-name-asian="NSimSun" style:font-size-asian="10pt" style:font-weight-asian="bold" style:font-name-complex="Liberation Mono" style:font-size-complex="10pt" style:font-weight-complex="bold"/>
    </style:style>
    <style:style style:name="T41" style:family="text">
      <style:text-properties style:font-name="Liberation Mono" fo:font-size="10pt" fo:font-style="italic" fo:font-weight="normal" officeooo:rsid="00956725" style:font-name-asian="NSimSun" style:font-size-asian="10pt" style:font-style-asian="italic" style:font-weight-asian="normal" style:font-name-complex="Liberation Mono" style:font-size-complex="10pt" style:font-style-complex="italic" style:font-weight-complex="normal"/>
    </style:style>
    <style:style style:name="T42"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43" style:family="text">
      <style:text-properties officeooo:rsid="0018130b"/>
    </style:style>
    <style:style style:name="T44" style:family="text">
      <style:text-properties officeooo:rsid="002625ff"/>
    </style:style>
    <style:style style:name="T45" style:family="text">
      <style:text-properties officeooo:rsid="002a129d"/>
    </style:style>
    <style:style style:name="T46" style:family="text">
      <style:text-properties officeooo:rsid="002f7c23"/>
    </style:style>
    <style:style style:name="T47" style:family="text">
      <style:text-properties officeooo:rsid="0037c668"/>
    </style:style>
    <style:style style:name="T48" style:family="text">
      <style:text-properties officeooo:rsid="001d73a3"/>
    </style:style>
    <style:style style:name="T49" style:family="text">
      <style:text-properties officeooo:rsid="00454b51"/>
    </style:style>
    <style:style style:name="T50" style:family="text">
      <style:text-properties officeooo:rsid="0051106f"/>
    </style:style>
    <style:style style:name="T51" style:family="text">
      <style:text-properties officeooo:rsid="0054cc1d"/>
    </style:style>
    <style:style style:name="T52" style:family="text">
      <style:text-properties officeooo:rsid="0023a92d"/>
    </style:style>
    <style:style style:name="T53" style:family="text">
      <style:text-properties style:text-scale="92%"/>
    </style:style>
    <style:style style:name="T54" style:family="text">
      <style:text-properties officeooo:rsid="0023a92d" style:text-scale="92%"/>
    </style:style>
    <style:style style:name="T55" style:family="text">
      <style:text-properties officeooo:rsid="003c50aa" style:text-scale="92%"/>
    </style:style>
    <style:style style:name="T56" style:family="text">
      <style:text-properties officeooo:rsid="00642ef4"/>
    </style:style>
    <style:style style:name="T57" style:family="text">
      <style:text-properties officeooo:rsid="0065ac1e"/>
    </style:style>
    <style:style style:name="T58" style:family="text">
      <style:text-properties fo:font-size="8pt" fo:font-weight="bold" style:font-weight-asian="bold" style:font-weight-complex="bold"/>
    </style:style>
    <style:style style:name="T59" style:family="text">
      <style:text-properties style:text-scale="98%"/>
    </style:style>
    <style:style style:name="T60" style:family="text">
      <style:text-properties officeooo:rsid="008356fd" style:text-scale="98%"/>
    </style:style>
    <style:style style:name="T61" style:family="text">
      <style:text-properties officeooo:rsid="006a79d4"/>
    </style:style>
    <style:style style:name="T62" style:family="text">
      <style:text-properties officeooo:rsid="0073f36c"/>
    </style:style>
    <style:style style:name="T63" style:family="text">
      <style:text-properties officeooo:rsid="0076f9a8"/>
    </style:style>
    <style:style style:name="T64" style:family="text">
      <style:text-properties fo:font-weight="normal" style:font-weight-asian="normal" style:font-weight-complex="normal"/>
    </style:style>
    <style:style style:name="T65" style:family="text">
      <style:text-properties fo:font-weight="normal" style:font-name-asian="NSimSun" style:font-weight-asian="normal" style:font-name-complex="Liberation Mono" style:font-weight-complex="normal"/>
    </style:style>
    <style:style style:name="T66" style:family="text">
      <style:text-properties fo:font-size="20pt" officeooo:rsid="004c9948" style:font-size-asian="16pt" style:font-size-complex="16pt"/>
    </style:style>
    <style:style style:name="T67" style:family="text">
      <style:text-properties officeooo:rsid="007e5908"/>
    </style:style>
    <style:style style:name="T68" style:family="text">
      <style:text-properties fo:font-size="24pt" fo:font-weight="bold" style:font-weight-asian="bold" style:font-weight-complex="bold"/>
    </style:style>
    <style:style style:name="T69" style:family="text">
      <style:text-properties officeooo:rsid="00837c10"/>
    </style:style>
    <style:style style:name="T70" style:family="text">
      <style:text-properties officeooo:rsid="008835ad"/>
    </style:style>
    <style:style style:name="T71" style:family="text">
      <style:text-properties officeooo:rsid="0094655e"/>
    </style:style>
    <style:style style:name="T72" style:family="text">
      <style:text-properties officeooo:rsid="009a4e68"/>
    </style:style>
    <style:style style:name="T73" style:family="text">
      <style:text-properties officeooo:rsid="009a9df5"/>
    </style:style>
    <style:style style:name="T74" style:family="text">
      <style:text-properties officeooo:rsid="0039b0fe"/>
    </style:style>
    <style:style style:name="T75" style:family="text">
      <style:text-properties style:font-name-asian="NSimSun" style:font-name-complex="Liberation Mono"/>
    </style:style>
    <style:style style:name="Sect1" style:family="section">
      <style:section-properties text:dont-balance-text-columns="false" style:editable="false">
        <style:columns fo:column-count="1" fo:column-gap="0mm"/>
      </style:section-properties>
    </style:style>
    <style:style style:name="Sect2" style:family="section">
      <style:section-properties style:editable="false">
        <style:columns fo:column-count="3" fo:column-gap="6mm">
          <style:column style:rel-width="21845*" fo:start-indent="0mm" fo:end-indent="3mm"/>
          <style:column style:rel-width="21845*" fo:start-indent="3mm" fo:end-indent="3mm"/>
          <style:column style:rel-width="21845*" fo:start-indent="3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2" fo:column-gap="9.98mm">
          <style:column style:rel-width="32767*" fo:start-indent="0mm" fo:end-indent="4.99mm"/>
          <style:column style:rel-width="32768*" fo:start-indent="4.99mm" fo:end-indent="0m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2">
        <text:p text:style-name="Title"><text:bookmark-start text:name="__RefHeading___Toc2377_1726950752"/>HTML Glossary<text:bookmark-end text:name="__RefHeading___Toc2377_1726950752"/></text:p>
        <text:p text:style-name="P2">Programming reference for HTML elements</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39"><text:a xlink:type="simple" xlink:href="#__RefHeading___Toc1442_537762928" text:style-name="Index_20_Link" text:visited-style-name="Index_20_Link">&lt;!doctype html&gt;<text:tab/>1</text:a></text:p>
            <text:p text:style-name="P39"><text:a xlink:type="simple" xlink:href="#__RefHeading___Toc2379_1726950752" text:style-name="Index_20_Link" text:visited-style-name="Index_20_Link">Attributes<text:tab/>1</text:a></text:p>
            <text:p text:style-name="P30"><text:a xlink:type="simple" xlink:href="#__RefHeading___Toc2381_1726950752" text:style-name="Index_20_Link" text:visited-style-name="Index_20_Link">class<text:tab/>1</text:a></text:p>
            <text:p text:style-name="P30"><text:a xlink:type="simple" xlink:href="#__RefHeading___Toc2383_1726950752" text:style-name="Index_20_Link" text:visited-style-name="Index_20_Link">id<text:tab/>1</text:a></text:p>
            <text:p text:style-name="P39"><text:a xlink:type="simple" xlink:href="#__RefHeading___Toc17472_3170278301" text:style-name="Index_20_Link" text:visited-style-name="Index_20_Link">Comments<text:tab/>1</text:a></text:p>
            <text:p text:style-name="P30"><text:a xlink:type="simple" xlink:href="#__RefHeading___Toc2387_1726950752" text:style-name="Index_20_Link" text:visited-style-name="Index_20_Link">Usage<text:tab/>1</text:a></text:p>
            <text:p text:style-name="P39"><text:a xlink:type="simple" xlink:href="#__RefHeading___Toc2389_1726950752" text:style-name="Index_20_Link" text:visited-style-name="Index_20_Link">Children<text:tab/>1</text:a></text:p>
            <text:p text:style-name="P39"><text:a xlink:type="simple" xlink:href="#__RefHeading___Toc17474_3170278301" text:style-name="Index_20_Link" text:visited-style-name="Index_20_Link">Links<text:tab/>2</text:a></text:p>
            <text:p text:style-name="P39"><text:a xlink:type="simple" xlink:href="#__RefHeading___Toc17476_3170278301" text:style-name="Index_20_Link" text:visited-style-name="Index_20_Link">Hyperlinks<text:tab/>2</text:a></text:p>
            <text:p text:style-name="P39"><text:a xlink:type="simple" xlink:href="#__RefHeading___Toc2425_1726950752" text:style-name="Index_20_Link" text:visited-style-name="Index_20_Link">Images<text:tab/>2</text:a></text:p>
            <text:p text:style-name="P39"><text:a xlink:type="simple" xlink:href="#__RefHeading___Toc17478_3170278301" text:style-name="Index_20_Link" text:visited-style-name="Index_20_Link">Basic Formatting<text:tab/>2</text:a></text:p>
            <text:p text:style-name="P39"><text:a xlink:type="simple" xlink:href="#__RefHeading___Toc2419_1726950752" text:style-name="Index_20_Link" text:visited-style-name="Index_20_Link">Headings<text:tab/>2</text:a></text:p>
            <text:p text:style-name="P39"><text:a xlink:type="simple" xlink:href="#__RefHeading___Toc2421_1726950752" text:style-name="Index_20_Link" text:visited-style-name="Index_20_Link">Horizontal rules<text:tab/>2</text:a></text:p>
            <text:p text:style-name="P39"><text:a xlink:type="simple" xlink:href="#__RefHeading___Toc2429_1726950752" text:style-name="Index_20_Link" text:visited-style-name="Index_20_Link">Line breaks<text:tab/>2</text:a></text:p>
            <text:p text:style-name="P39"><text:a xlink:type="simple" xlink:href="#__RefHeading___Toc17377_3170278301" text:style-name="Index_20_Link" text:visited-style-name="Index_20_Link">Lists<text:tab/>2</text:a></text:p>
            <text:p text:style-name="P30"><text:a xlink:type="simple" xlink:href="#__RefHeading___Toc2435_1726950752" text:style-name="Index_20_Link" text:visited-style-name="Index_20_Link">Unordered Lists<text:tab/>2</text:a></text:p>
            <text:p text:style-name="P30"><text:a xlink:type="simple" xlink:href="#__RefHeading___Toc2437_1726950752" text:style-name="Index_20_Link" text:visited-style-name="Index_20_Link">Ordered Lists<text:tab/>2</text:a></text:p>
            <text:p text:style-name="P39"><text:a xlink:type="simple" xlink:href="#__RefHeading___Toc17480_3170278301" text:style-name="Index_20_Link" text:visited-style-name="Index_20_Link">Tables<text:tab/>2</text:a></text:p>
            <text:p text:style-name="P30"><text:a xlink:type="simple" xlink:href="#__RefHeading___Toc12296_3704718458" text:style-name="Index_20_Link" text:visited-style-name="Index_20_Link">css for tables<text:tab/>2</text:a></text:p>
            <text:p text:style-name="P30"><text:a xlink:type="simple" xlink:href="#__RefHeading__1571_1407279362" text:style-name="Index_20_Link" text:visited-style-name="Index_20_Link">sample form<text:tab/>3</text:a></text:p>
            <text:p text:style-name="P39"><text:a xlink:type="simple" xlink:href="#__RefHeading___Toc17482_3170278301" text:style-name="Index_20_Link" text:visited-style-name="Index_20_Link">Semantic formatting<text:tab/>3</text:a></text:p>
            <text:p text:style-name="P39"><text:a xlink:type="simple" xlink:href="#__RefHeading__1479_1591111154" text:style-name="Index_20_Link" text:visited-style-name="Index_20_Link">Tags &amp; Elements<text:tab/>3</text:a></text:p>
            <text:p text:style-name="P39"><text:a xlink:type="simple" xlink:href="#__RefHeading___Toc2445_1726950752" text:style-name="Index_20_Link" text:visited-style-name="Index_20_Link">Title<text:tab/>3</text:a></text:p>
            <text:p text:style-name="P39"><text:a xlink:type="simple" xlink:href="#__RefHeading___Toc17484_3170278301" text:style-name="Index_20_Link" text:visited-style-name="Index_20_Link">Div<text:tab/>3</text:a></text:p>
            <text:p text:style-name="P39"><text:a xlink:type="simple" xlink:href="#__RefHeading___Toc17486_3170278301" text:style-name="Index_20_Link" text:visited-style-name="Index_20_Link">&lt;form&gt;<text:tab/>4</text:a></text:p>
            <text:p text:style-name="P30"><text:a xlink:type="simple" xlink:href="#__RefHeading___Toc2397_1726950752" text:style-name="Index_20_Link" text:visited-style-name="Index_20_Link">Attributes<text:tab/>4</text:a></text:p>
            <text:p text:style-name="P30"><text:a xlink:type="simple" xlink:href="#__RefHeading__8146_1164770085" text:style-name="Index_20_Link" text:visited-style-name="Index_20_Link">Authenticity token<text:tab/>4</text:a></text:p>
            <text:p text:style-name="P30"><text:a xlink:type="simple" xlink:href="#__RefHeading___Toc12294_3704718458" text:style-name="Index_20_Link" text:visited-style-name="Index_20_Link">form action<text:tab/>4</text:a></text:p>
            <text:p text:style-name="P30"><text:a xlink:type="simple" xlink:href="#__RefHeading__8148_1164770085" text:style-name="Index_20_Link" text:visited-style-name="Index_20_Link">Charset<text:tab/>4</text:a></text:p>
            <text:p text:style-name="P39"><text:a xlink:type="simple" xlink:href="#__RefHeading__8150_1164770085" text:style-name="Index_20_Link" text:visited-style-name="Index_20_Link">Input<text:tab/>4</text:a></text:p>
            <text:p text:style-name="P30"><text:a xlink:type="simple" xlink:href="#__RefHeading__8152_1164770085" text:style-name="Index_20_Link" text:visited-style-name="Index_20_Link">The name property<text:tab/>5</text:a></text:p>
            <text:p text:style-name="P30"><text:a xlink:type="simple" xlink:href="#__RefHeading___Toc2401_1726950752" text:style-name="Index_20_Link" text:visited-style-name="Index_20_Link">The type property<text:tab/>5</text:a></text:p>
            <text:p text:style-name="P30"><text:a xlink:type="simple" xlink:href="#__RefHeading__8154_1164770085" text:style-name="Index_20_Link" text:visited-style-name="Index_20_Link">labels<text:tab/>5</text:a></text:p>
            <text:p text:style-name="P31"><text:a xlink:type="simple" xlink:href="#__RefHeading__8156_1164770085" text:style-name="Index_20_Link" text:visited-style-name="Index_20_Link">Submit and Reset<text:tab/>5</text:a></text:p>
            <text:p text:style-name="P31"><text:a xlink:type="simple" xlink:href="#__RefHeading___Toc17369_3170278301" text:style-name="Index_20_Link" text:visited-style-name="Index_20_Link">The Hidden Text Box<text:tab/>5</text:a></text:p>
            <text:p text:style-name="P31"><text:a xlink:type="simple" xlink:href="#__RefHeading___Toc2407_1726950752" text:style-name="Index_20_Link" text:visited-style-name="Index_20_Link">the textarea element<text:tab/>5</text:a></text:p>
            <text:p text:style-name="P31"><text:a xlink:type="simple" xlink:href="#__RefHeading___Toc2409_1726950752" text:style-name="Index_20_Link" text:visited-style-name="Index_20_Link">The password Text Box<text:tab/>5</text:a></text:p>
            <text:p text:style-name="P31"><text:a xlink:type="simple" xlink:href="#__RefHeading___Toc17371_3170278301" text:style-name="Index_20_Link" text:visited-style-name="Index_20_Link">Selection Boxes<text:tab/>5</text:a></text:p>
            <text:p text:style-name="P31"><text:a xlink:type="simple" xlink:href="#__RefHeading___Toc17373_3170278301" text:style-name="Index_20_Link" text:visited-style-name="Index_20_Link">Checkbox/Radio buttons<text:tab/>5</text:a></text:p>
          </text:index-body>
        </text:table-of-content>
        <text:p text:style-name="P2"/>
      </text:section>
      <text:section text:style-name="Sect4" text:name="Section1">
        <text:h text:style-name="P73" text:outline-level="1"><text:bookmark-start text:name="__RefHeading___Toc1442_537762928"/><text:bookmark text:name="line1"/>&lt;!doctype html&gt;<text:bookmark-end text:name="__RefHeading___Toc1442_537762928"/></text:h>
        <text:h text:style-name="P73" text:outline-level="1"><text:bookmark-start text:name="__RefHeading___Toc2379_1726950752"/>Attributes<text:bookmark-end text:name="__RefHeading___Toc2379_1726950752"/></text:h>
        <text:h text:style-name="Heading_20_2" text:outline-level="2"><text:bookmark-start text:name="__RefHeading___Toc2381_1726950752"/>class<text:bookmark-end text:name="__RefHeading___Toc2381_1726950752"/></text:h>
        <text:p text:style-name="Text_20_body">HTML elements can have one or more classes, separated by spaces. You can style elements using CSS by selecting them with their classes.</text:p>
        <table:table table:name="Table14" table:style-name="Table14">
          <table:table-column table:style-name="Table14.A"/>
          <table:table-row>
            <table:table-cell table:style-name="Table14.A1" office:value-type="string">
              <text:p text:style-name="P17"><text:span text:style-name="Source_20_Text">&lt;div class="big-box yellow-box"&gt;</text:span></text:p>
              <text:p text:style-name="P18"><text:span text:style-name="Source_20_Text"><text:span text:style-name="T70"><text:s/></text:span></text:span><text:span text:style-name="Source_20_Text">This is a big yellow box.&lt;/div&gt;</text:span></text:p>
            </table:table-cell>
          </table:table-row>
        </table:table>
        <text:h text:style-name="Heading_20_2" text:outline-level="2"><text:bookmark-start text:name="__RefHeading___Toc2383_1726950752"/>id<text:bookmark-end text:name="__RefHeading___Toc2383_1726950752"/></text:h>
        <text:p text:style-name="Text_20_body">An HTML element can have an id attribute to identify it. id elements should always be unique to that single element, and each element should never have more than one id.</text:p>
        <table:table table:name="Table13" table:style-name="Table13">
          <table:table-column table:style-name="Table13.A"/>
          <table:table-row>
            <table:table-cell table:style-name="Table13.A1" office:value-type="string">
              <text:p text:style-name="Preformatted_20_Text"><text:span text:style-name="Source_20_Text">&lt;div id="my-box"&gt;This is my box! Put your text in some other box.&lt;/div&gt;</text:span></text:p>
            </table:table-cell>
          </table:table-row>
        </table:table>
        <text:h text:style-name="P68" text:outline-level="1"><text:bookmark-start text:name="__RefHeading___Toc17472_3170278301"/>Comments<text:bookmark-end text:name="__RefHeading___Toc17472_3170278301"/></text:h>
        <text:p text:style-name="P23">&lt;!-- This is an HTML comment --&gt;</text:p>
        <text:h text:style-name="P88" text:outline-level="2"><text:bookmark-start text:name="__RefHeading___Toc2387_1726950752"/>Usage<text:bookmark-end text:name="__RefHeading___Toc2387_1726950752"/></text:h>
        <text:p text:style-name="Preformatted_20_Text"><text:span text:style-name="Source_20_Text">&lt;html&gt;</text:span></text:p>
        <text:p text:style-name="Preformatted_20_Text"><text:span text:style-name="Source_20_Text"><text:s text:c="2"/>&lt;head&gt;</text:span></text:p>
        <text:p text:style-name="Preformatted_20_Text"><text:span text:style-name="Source_20_Text"><text:s text:c="4"/>&lt;title&gt;My homepage&lt;/title&gt;</text:span></text:p>
        <text:p text:style-name="Preformatted_20_Text"><text:span text:style-name="Source_20_Text"><text:s text:c="4"/>&lt;link rel="stylesheet" <text:tab/>type="text/css" <text:tab/>href="homepage.css" /&gt;</text:span></text:p>
        <text:p text:style-name="Preformatted_20_Text"><text:span text:style-name="Source_20_Text"><text:s text:c="4"/>&lt;script type="text/javascript" <text:tab/>src="homepage.js"&gt;&lt;/script&gt;</text:span></text:p>
        <text:p text:style-name="Preformatted_20_Text"><text:span text:style-name="Source_20_Text"><text:s text:c="2"/>&lt;/head&gt;</text:span></text:p>
        <text:p text:style-name="Preformatted_20_Text"><text:span text:style-name="Source_20_Text"><text:s text:c="2"/>&lt;body&gt;</text:span></text:p>
        <text:p text:style-name="Preformatted_20_Text"><text:span text:style-name="Source_20_Text"><text:s text:c="4"/>&lt;h1&gt;Hello&lt;/h1&gt;</text:span></text:p>
        <text:p text:style-name="Preformatted_20_Text"><text:span text:style-name="Source_20_Text"><text:s text:c="4"/>&lt;img src="cat.jpg" /&gt;</text:span></text:p>
        <text:p text:style-name="Preformatted_20_Text"><text:span text:style-name="Source_20_Text"><text:s text:c="4"/>&lt;a href="</text:span><text:a xlink:type="simple" xlink:href="mailto:cat@codecademy.com" text:style-name="Internet_20_link" text:visited-style-name="Visited_20_Internet_20_Link"><text:span text:style-name="Source_20_Text">mailto:cat@code.com</text:span></text:a><text:span text:style-name="Source_20_Text">"&gt; <text:tab/><text:tab/>Email my cat&lt;/a&gt;</text:span></text:p>
        <text:p text:style-name="Preformatted_20_Text"><text:span text:style-name="Source_20_Text"><text:s text:c="2"/>&lt;/body&gt;</text:span></text:p>
        <text:p text:style-name="Preformatted_20_Text"><text:span text:style-name="Source_20_Text">&lt;/html&gt;</text:span></text:p>
        <text:h text:style-name="Heading_20_1" text:outline-level="1"><text:bookmark-start text:name="__RefHeading___Toc2389_1726950752"/>Children<text:bookmark-end text:name="__RefHeading___Toc2389_1726950752"/></text:h>
        <text:p text:style-name="Text_20_body">An element that is an immediate descendent of another element or nested within another element is called a child. These become useful when using CSS child selectors and psuedo-elements.</text:p>
        <table:table table:name="Table15" table:style-name="Table15">
          <table:table-column table:style-name="Table15.A"/>
          <table:table-row>
            <table:table-cell table:style-name="Table15.A1" office:value-type="string">
              <text:p text:style-name="P16"><text:span text:style-name="Source_20_Text">&lt;ul id="parent"&gt;</text:span></text:p>
              <text:p text:style-name="P17"><text:span text:style-name="Source_20_Text"><text:s text:c="2"/>&lt;li id="child"&gt;I'm a child of parent!&lt;/li&gt; &lt;/ul&gt;</text:span></text:p>
            </table:table-cell>
          </table:table-row>
        </table:table>
        <text:p text:style-name="Text_20_body"/>
        <text:h text:style-name="P69" text:outline-level="1"><text:bookmark-start text:name="__RefHeading___Toc17474_3170278301"/><text:soft-page-break/>Links<text:bookmark-end text:name="__RefHeading___Toc17474_3170278301"/></text:h>
        <text:p text:style-name="P7">Link elements are used to connect your document to a related resource (very different from hyperlinks, which take you to another webpage when you click on them). </text:p>
        <text:p text:style-name="P7">Links appear only in the head section of a document so they do not alter the content, but only the presentation. </text:p>
        <text:p text:style-name="P7">Links are most commonly used to connect to a stylesheet, script, favicon, or alternate format of the page such as an RSS feed or PDF.</text:p>
        <text:p text:style-name="P7"><text:span text:style-name="Strong_20_Emphasis">Exampl</text:span><text:span text:style-name="Strong_20_Emphasis"><text:span text:style-name="T2">e</text:span></text:span></text:p>
        <text:p text:style-name="P27"><text:span text:style-name="Source_20_Text">&lt;link type="text/css" rel="stylesheet" href="styles.css" /&gt;</text:span></text:p>
        <text:h text:style-name="P69" text:outline-level="1" text:is-list-header="true"><text:bookmark-start text:name="__RefHeading___Toc17476_3170278301"/>Hyperlinks<text:bookmark-end text:name="__RefHeading___Toc17476_3170278301"/></text:h>
        <table:table table:name="Table5" table:style-name="Table5">
          <table:table-column table:style-name="Table5.A"/>
          <table:table-row>
            <table:table-cell table:style-name="Table5.A1" office:value-type="string">
              <text:p text:style-name="P27">&lt;a href="url this link goes to"&gt;</text:p>
              <text:p text:style-name="P21">Link text&lt;/a&gt;</text:p>
            </table:table-cell>
          </table:table-row>
          <table:table-row>
            <table:table-cell table:style-name="Table5.A2" office:value-type="string">
              <text:p text:style-name="P27">&lt;a href="<text:a xlink:type="simple" xlink:href="http://google.com/" text:style-name="Internet_20_link" text:visited-style-name="Visited_20_Internet_20_Link">http://google.com</text:a>"&gt;</text:p>
              <text:p text:style-name="P21">goes to Google&lt;/a&gt;</text:p>
            </table:table-cell>
          </table:table-row>
        </table:table>
        <text:h text:style-name="P69" text:outline-level="1"><text:bookmark-start text:name="__RefHeading___Toc2425_1726950752"/>Images<text:bookmark-end text:name="__RefHeading___Toc2425_1726950752"/></text:h>
        <table:table table:name="Table6" table:style-name="Table6">
          <table:table-column table:style-name="Table6.A"/>
          <table:table-row>
            <table:table-cell table:style-name="Table6.A1" office:value-type="string">
              <text:p text:style-name="P21"><text:span text:style-name="Source_20_Text">&lt;img src='mylocalimage.jpg'/&gt;</text:span></text:p>
            </table:table-cell>
          </table:table-row>
        </table:table>
        <text:h text:style-name="P69" text:outline-level="1"><text:bookmark-start text:name="__RefHeading___Toc17478_3170278301"/>Basic Formatting<text:bookmark-end text:name="__RefHeading___Toc17478_3170278301"/></text:h>
        <table:table table:name="Table16" table:style-name="Table16">
          <table:table-column table:style-name="Table16.A"/>
          <table:table-row>
            <table:table-cell table:style-name="Table16.A1" office:value-type="string">
              <text:p text:style-name="P21"><text:span text:style-name="Source_20_Text">&lt;b&gt;</text:span><text:span text:style-name="Source_20_Text"><text:span text:style-name="T20">bold</text:span></text:span><text:span text:style-name="Source_20_Text">&lt;/b&gt;, &lt;i&gt;</text:span><text:span text:style-name="Source_20_Text"><text:span text:style-name="T27">italicized</text:span></text:span><text:span text:style-name="Source_20_Text">&lt;/i&gt;, &lt;u&gt;</text:span><text:span text:style-name="Source_20_Text"><text:span text:style-name="T29">underlined</text:span></text:span><text:span text:style-name="Source_20_Text">&lt;/u&gt;</text:span></text:p>
            </table:table-cell>
          </table:table-row>
        </table:table>
        <text:h text:style-name="P69" text:outline-level="1"><text:bookmark-start text:name="__RefHeading___Toc2419_1726950752"/>Headings<text:bookmark-end text:name="__RefHeading___Toc2419_1726950752"/></text:h>
        <table:table table:name="Table17" table:style-name="Table17">
          <table:table-column table:style-name="Table17.A"/>
          <table:table-row>
            <table:table-cell table:style-name="Table17.A1" office:value-type="string">
              <text:p text:style-name="P21">&lt;h1&gt; This is a header! &lt;/h1&gt;</text:p>
            </table:table-cell>
          </table:table-row>
        </table:table>
        <text:h text:style-name="P69" text:outline-level="1"><text:bookmark-start text:name="__RefHeading___Toc2421_1726950752"/>Horizontal rules<text:bookmark-end text:name="__RefHeading___Toc2421_1726950752"/></text:h>
        <text:p text:style-name="P7">This tag creates a black line one pixel thick that runs the all the way across its container. It can be styled to look differently with CSS.</text:p>
        <table:table table:name="Table18" table:style-name="Table18">
          <table:table-column table:style-name="Table18.A"/>
          <table:table-row>
            <table:table-cell table:style-name="Table18.A1" office:value-type="string">
              <text:p text:style-name="P27"><text:span text:style-name="Source_20_Text">This text is divided</text:span></text:p>
              <text:p text:style-name="P27"><text:span text:style-name="Source_20_Text">&lt;hr&gt;</text:span></text:p>
              <text:p text:style-name="P21">...from this text!</text:p>
            </table:table-cell>
          </table:table-row>
        </table:table>
        <text:h text:style-name="P69" text:outline-level="1"><text:bookmark-start text:name="__RefHeading___Toc2429_1726950752"/>Line breaks<text:bookmark-end text:name="__RefHeading___Toc2429_1726950752"/></text:h>
        <table:table table:name="Table19" table:style-name="Table19">
          <table:table-column table:style-name="Table19.A"/>
          <table:table-row>
            <table:table-cell table:style-name="Table19.A1" office:value-type="string">
              <text:p text:style-name="P27">&lt;p&gt; Some text &lt;br/&gt; </text:p>
              <text:p text:style-name="P21">that spans two lines &lt;/p&gt;</text:p>
            </table:table-cell>
          </table:table-row>
        </table:table>
        <text:h text:style-name="P69" text:outline-level="1"/>
        <text:h text:style-name="P75" text:outline-level="1"><text:bookmark-start text:name="__RefHeading___Toc17377_3170278301"/>Lists<text:bookmark-end text:name="__RefHeading___Toc17377_3170278301"/></text:h>
        <text:h text:style-name="P89" text:outline-level="2"><text:bookmark-start text:name="__RefHeading___Toc2435_1726950752"/>Unordered Lists<text:bookmark-end text:name="__RefHeading___Toc2435_1726950752"/></text:h>
        <text:p text:style-name="P5">Unordered <text:span text:style-name="T2">l</text:span>ists<text:span text:style-name="T2">' </text:span>items are denoted with bullet points.</text:p>
        <table:table table:name="Table21" table:style-name="Table21">
          <table:table-column table:style-name="Table21.A"/>
          <table:table-row>
            <table:table-cell table:style-name="Table21.A1" office:value-type="string">
              <text:p text:style-name="P27"><text:span text:style-name="Source_20_Text">&lt;ul&gt;</text:span></text:p>
              <text:p text:style-name="P27"><text:span text:style-name="Source_20_Text"><text:s text:c="2"/>&lt;li&gt;Dish soap&lt;/li&gt;</text:span></text:p>
              <text:p text:style-name="P27"><text:span text:style-name="Source_20_Text"><text:s text:c="2"/>&lt;li&gt;Kitty litter&lt;/li&gt;</text:span></text:p>
              <text:p text:style-name="P27"><text:span text:style-name="Source_20_Text"><text:s text:c="2"/>&lt;li&gt;Tomato sauce&lt;/li&gt;</text:span></text:p>
              <text:p text:style-name="P21">&lt;/ul&gt;</text:p>
            </table:table-cell>
          </table:table-row>
        </table:table>
        <text:h text:style-name="P89" text:outline-level="2"><text:bookmark-start text:name="__RefHeading___Toc2437_1726950752"/>Ordered Lists<text:bookmark-end text:name="__RefHeading___Toc2437_1726950752"/></text:h>
        <text:p text:style-name="P7">Ordered lists' items are denoted with numbers.</text:p>
        <table:table table:name="Table22" table:style-name="Table22">
          <table:table-column table:style-name="Table22.A"/>
          <table:table-row>
            <table:table-cell table:style-name="Table22.A1" office:value-type="string">
              <text:p text:style-name="P27"><text:span text:style-name="Source_20_Text">&lt;ol&gt;</text:span></text:p>
              <text:p text:style-name="P27"><text:span text:style-name="Source_20_Text"><text:s text:c="2"/>&lt;li&gt;First item!&lt;/li&gt;</text:span></text:p>
              <text:p text:style-name="P27"><text:span text:style-name="Source_20_Text"><text:s text:c="2"/>&lt;li&gt;Second item!&lt;/li&gt;</text:span></text:p>
              <text:p text:style-name="P27"><text:span text:style-name="Source_20_Text"><text:s text:c="2"/>&lt;li&gt;Last item!&lt;/li&gt;</text:span></text:p>
              <text:p text:style-name="P25">&lt;/ol&gt;</text:p>
            </table:table-cell>
          </table:table-row>
        </table:table>
        <text:h text:style-name="P76" text:outline-level="1"><text:bookmark-start text:name="__RefHeading___Toc17480_3170278301"/><text:span text:style-name="T63">T</text:span>ables<text:bookmark-end text:name="__RefHeading___Toc17480_3170278301"/></text:h>
        <table:table table:name="Table23" table:style-name="Table23">
          <table:table-column table:style-name="Table23.A"/>
          <table:table-column table:style-name="Table23.B"/>
          <table:table-row>
            <table:table-cell table:style-name="Table23.A1" office:value-type="string">
              <text:p text:style-name="P6">Supports headers and footers for labeling colum<text:span text:style-name="T63">ns</text:span></text:p>
            </table:table-cell>
            <table:table-cell table:style-name="Table23.B1" office:value-type="string">
              <text:p text:style-name="P28">&lt;tr&gt;<text:span text:style-name="T50"> row</text:span></text:p>
              <text:p text:style-name="P26">&lt;th&gt; header</text:p>
              <text:p text:style-name="P19">&lt;td&gt; data/cell</text:p>
            </table:table-cell>
          </table:table-row>
          <table:table-row>
            <table:table-cell table:style-name="Table23.B1" table:number-columns-spanned="2" office:value-type="string">
              <text:p text:style-name="P8"><text:span text:style-name="Strong_20_Emphasis">Example</text:span></text:p>
              <text:p text:style-name="P28"><text:span text:style-name="Source_20_Text">&lt;table style="width:100%"&gt;</text:span></text:p>
              <text:p text:style-name="P28"><text:span text:style-name="Source_20_Text"><text:s text:c="2"/>&lt;thead&gt;</text:span></text:p>
              <text:p text:style-name="P28"><text:span text:style-name="Source_20_Text"><text:s text:c="4"/>&lt;tr&gt;</text:span></text:p>
              <text:p text:style-name="P28"><text:span text:style-name="Source_20_Text"><text:s text:c="6"/>&lt;th&gt;Item&lt;/th&gt;</text:span></text:p>
              <text:p text:style-name="P28"><text:span text:style-name="Source_20_Text"><text:s text:c="6"/>&lt;th&gt;Price&lt;/th&gt;</text:span></text:p>
              <text:p text:style-name="P28"><text:span text:style-name="Source_20_Text"><text:s text:c="4"/>&lt;/tr&gt;</text:span></text:p>
              <text:p text:style-name="P28"><text:span text:style-name="Source_20_Text"><text:s text:c="2"/>&lt;/thead&gt;</text:span></text:p>
              <text:p text:style-name="P28"/>
              <text:p text:style-name="P28"><text:span text:style-name="Source_20_Text"><text:s text:c="2"/>&lt;tbody&gt;</text:span></text:p>
              <text:p text:style-name="P28"><text:span text:style-name="Source_20_Text"><text:s text:c="4"/>&lt;tr&gt;</text:span></text:p>
              <text:p text:style-name="P28"><text:span text:style-name="Source_20_Text"><text:s text:c="6"/>&lt;td&gt;Banana&lt;/td&gt;</text:span></text:p>
              <text:p text:style-name="P28"><text:span text:style-name="Source_20_Text"><text:s text:c="6"/>&lt;td&gt;$56.75&lt;/td&gt;</text:span></text:p>
              <text:p text:style-name="P28"><text:span text:style-name="Source_20_Text"><text:s text:c="4"/>&lt;/tr&gt;</text:span></text:p>
              <text:p text:style-name="P28"><text:span text:style-name="Source_20_Text"><text:s text:c="4"/>&lt;tr&gt;</text:span></text:p>
              <text:p text:style-name="P28"><text:span text:style-name="Source_20_Text"><text:s text:c="6"/>&lt;td&gt;Yogurt&lt;/td&gt;</text:span></text:p>
              <text:p text:style-name="P28"><text:span text:style-name="Source_20_Text"><text:s text:c="6"/>&lt;td&gt;$12.99&lt;/td&gt;</text:span></text:p>
              <text:p text:style-name="P28"><text:span text:style-name="Source_20_Text"><text:s text:c="4"/>&lt;/tr&gt;</text:span></text:p>
              <text:p text:style-name="P28"><text:span text:style-name="Source_20_Text"><text:s text:c="2"/>&lt;/tbody&gt;</text:span></text:p>
              <text:p text:style-name="P28"/>
              <text:p text:style-name="P28"><text:span text:style-name="Source_20_Text"><text:s text:c="2"/>&lt;tfoot&gt;</text:span></text:p>
              <text:p text:style-name="P28"><text:span text:style-name="Source_20_Text"><text:s text:c="4"/>&lt;tr&gt;</text:span></text:p>
              <text:p text:style-name="P28"><text:span text:style-name="Source_20_Text"><text:s text:c="6"/>&lt;td&gt;Total&lt;/td&gt;</text:span></text:p>
              <text:p text:style-name="P28"><text:span text:style-name="Source_20_Text"><text:s text:c="6"/>&lt;td&gt;$69.74&lt;/td&gt;</text:span></text:p>
              <text:p text:style-name="P28"><text:span text:style-name="Source_20_Text"><text:s text:c="4"/>&lt;/tr&gt;</text:span></text:p>
              <text:p text:style-name="P28"><text:span text:style-name="Source_20_Text"><text:s text:c="2"/>&lt;/tfoot&gt;</text:span></text:p>
              <text:p text:style-name="P20">&lt;/table&gt;</text:p>
            </table:table-cell>
            <table:covered-table-cell/>
          </table:table-row>
        </table:table>
        <text:h text:style-name="P83" text:outline-level="2"><text:bookmark-start text:name="__RefHeading___Toc12296_3704718458"/>css for tables<text:bookmark-end text:name="__RefHeading___Toc12296_3704718458"/></text:h>
        <table:table table:name="Table24" table:style-name="Table24">
          <table:table-column table:style-name="Table24.A"/>
          <table:table-row>
            <table:table-cell table:style-name="Table24.A1" office:value-type="string">
              <text:p text:style-name="P28">table {<text:span text:style-name="T62"> </text:span>width:100%;<text:span text:style-name="T62"> </text:span>}</text:p>
              <text:p text:style-name="P28">td,th { text-align: left;<text:tab/><text:tab/><text:tab/><text:span text:style-name="T62"> <text:s/></text:span>padding: 6px; </text:p>
              <text:p text:style-name="P28"><text:span text:style-name="T62"><text:s text:c="8"/>border: 1px solid black;</text:span>}</text:p>
            </table:table-cell>
          </table:table-row>
        </table:table>
        <text:section text:style-name="Sect1" text:name="Section3">
          <text:h text:style-name="P84" text:outline-level="2"><text:bookmark-start text:name="__RefHeading__1571_1407279362"/><text:soft-page-break/>sample <text:span text:style-name="T69">form</text:span><text:bookmark-end text:name="__RefHeading__1571_1407279362"/></text:h>
          <table:table table:name="Table12" table:style-name="Table12">
            <table:table-column table:style-name="Table12.A"/>
            <table:table-row>
              <table:table-cell table:style-name="Table12.A1" office:value-type="string">
                <text:p text:style-name="P14">&lt;form action="/users" method="post" accept-charset="UTF-8"&gt;</text:p>
                <text:p text:style-name="P14"><text:s/>&lt;input type="hidden" name="authenticity_token" </text:p>
                <text:p text:style-name="P15">value="&lt;%=form_authenticity_token%&gt;"&gt;</text:p>
                <text:p text:style-name="P14"><text:s/>&lt;label for="username"&gt;Username:&lt;/label&gt;</text:p>
                <text:p text:style-name="P14"><text:s/>&lt;input type="text" <text:tab/>name="user[username]" id="username"&gt;</text:p>
                <text:p text:style-name="P14"><text:tab/></text:p>
                <text:p text:style-name="P14"><text:s/>&lt;label for="email"&gt;Email:&lt;/label&gt;</text:p>
                <text:p text:style-name="P14"><text:s/>&lt;input type="email"<text:tab/>name="user[email]" id="email"&gt;</text:p>
                <text:p text:style-name="P14"/>
                <text:p text:style-name="P14"><text:s/>&lt;label for="password"&gt;Password:&lt;/label&gt;</text:p>
                <text:p text:style-name="P14"><text:s/>&lt;input type="password" name="user[password]" id="password"&gt;</text:p>
                <text:p text:style-name="P14"/>
                <text:p text:style-name="P14"><text:s/>&lt;input type="submit" value="submit"&gt;</text:p>
                <text:p text:style-name="P14">&lt;/form&gt;</text:p>
              </table:table-cell>
            </table:table-row>
          </table:table>
          <text:p text:style-name="P32"/>
        </text:section>
        <text:h text:style-name="P70" text:outline-level="1"><text:bookmark-start text:name="__RefHeading___Toc17482_3170278301"/>Semantic formatting<text:bookmark-end text:name="__RefHeading___Toc17482_3170278301"/></text:h>
        <text:p text:style-name="P8">These tags are similar to the previously mentioned formatting tags which have fallen out of favor. The difference is that these tags have semantic value (meaning). <text:span text:style-name="Source_20_Text">&lt;em&gt;</text:span> is used for something that you wish to emphasize and <text:span text:style-name="Source_20_Text">&lt;strong&gt;</text:span> is used for something that is important. With both of these elements, you can convey the level of emphasis or importance with nesting. The more times that you nest the element within itself, the higher the magnitude of the text it contains.</text:p>
        <table:table table:name="Table20" table:style-name="Table20">
          <table:table-column table:style-name="Table20.A"/>
          <table:table-row>
            <table:table-cell table:style-name="Table20.A1" office:value-type="string">
              <text:p text:style-name="P28"><text:span text:style-name="Source_20_Text">&lt;p&gt;&lt;strong&gt;&lt;strong&gt;Warning:&lt;/strong&gt;Acid can cause severe burns&lt;/strong&gt; &lt;/p&gt;</text:span></text:p>
            </table:table-cell>
          </table:table-row>
        </table:table>
        <text:h text:style-name="P70" text:outline-level="1"><text:bookmark-start text:name="__RefHeading__1479_1591111154"/>Tags &amp; Elements<text:bookmark-end text:name="__RefHeading__1479_1591111154"/></text:h>
        <text:p text:style-name="P8">Tags are basic labels that define and separate parts of your markup into elements. They are comprised of a keyword surrounded by angle brackets <text:span text:style-name="Source_20_Text">&lt;&gt;</text:span>. Content goes between two tags and the closing one is prefixed with a slash (Note: there are some self-closing HTML tags, like image tags). Tags also have attributes, which are</text:p>
        <table:table table:name="Table25" table:style-name="Table25">
          <table:table-column table:style-name="Table25.A"/>
          <table:table-row>
            <table:table-cell table:style-name="Table25.A1" office:value-type="string">
              <text:p text:style-name="P22">&lt;tag attribute='value'&gt;content&lt;/tag keyword&gt;</text:p>
            </table:table-cell>
          </table:table-row>
        </table:table>
        <text:h text:style-name="P70" text:outline-level="1"><text:bookmark-start text:name="__RefHeading___Toc2445_1726950752"/>Title<text:bookmark-end text:name="__RefHeading___Toc2445_1726950752"/></text:h>
        <text:p text:style-name="P8">This tag tells the browser what to display as the page title at the top and tells search engines what the title of your site is. It goes inside <text:span text:style-name="Source_20_Text">&lt;head&gt;</text:span> tags. Try and make your page titles descriptive, but not overly verbose.</text:p>
        <table:table table:name="Table26" table:style-name="Table26">
          <table:table-column table:style-name="Table26.A"/>
          <table:table-row>
            <table:table-cell table:style-name="Table26.A1" office:value-type="string">
              <text:p text:style-name="P28"><text:span text:style-name="Source_20_Text">&lt;title&gt; HTML Glossary &lt;/title&gt;</text:span></text:p>
            </table:table-cell>
          </table:table-row>
        </table:table>
        <text:h text:style-name="P70" text:outline-level="1"><text:bookmark-start text:name="__RefHeading___Toc17484_3170278301"/>Div<text:bookmark-end text:name="__RefHeading___Toc17484_3170278301"/></text:h>
        <text:p text:style-name="P8">A block level container (or 'division' of the web page) for content with no semantic meaning.</text:p>
        <table:table table:name="Table27" table:style-name="Table27">
          <table:table-column table:style-name="Table27.A"/>
          <table:table-row>
            <table:table-cell table:style-name="Table27.A1" office:value-type="string">
              <text:p text:style-name="P28"><text:span text:style-name="Source_20_Text">&lt;div&gt;This is a div element.&lt;/div&gt;</text:span></text:p>
            </table:table-cell>
          </table:table-row>
        </table:table>
        <text:h text:style-name="P71" text:outline-level="1"/>
        <text:h text:style-name="P74" text:outline-level="1"><text:bookmark-start text:name="__RefHeading___Toc17486_3170278301"/><text:span text:style-name="Source_20_Text"><text:span text:style-name="T66">&lt;form&gt;</text:span></text:span><text:bookmark-end text:name="__RefHeading___Toc17486_3170278301"/></text:h>
        <text:p text:style-name="P40">you can access the object directly using its name, in this case <text:span text:style-name="Source_20_Text"><text:span text:style-name="T6">document.myForm </text:span></text:span></text:p>
        <text:p text:style-name="P8">or using <text:s/><text:span text:style-name="T30">document.forms[0]</text:span></text:p>
        <text:h text:style-name="P86" text:outline-level="2">form action</text:h>
        <table:table table:name="Table2" table:style-name="Table2">
          <table:table-column table:style-name="Table2.A"/>
          <table:table-row>
            <table:table-cell table:style-name="Table2.A1" office:value-type="string">
              <text:p text:style-name="P64">&lt;<text:span text:style-name="T20">form action="/users" method="post"</text:span></text:p>
              <text:p text:style-name="P92"><text:span text:style-name="T38"><text:s/></text:span><text:span text:style-name="T23">accept-charset="</text:span><text:span text:style-name="T24">UTF-8</text:span><text:span text:style-name="T23">"</text:span><text:span text:style-name="T32">&gt;</text:span></text:p>
              <text:p text:style-name="P64">&lt;/form&gt;</text:p>
            </table:table-cell>
          </table:table-row>
        </table:table>
        <table:table table:name="Table4" table:style-name="Table4">
          <table:table-column table:style-name="Table4.A"/>
          <table:table-column table:style-name="Table4.B"/>
          <table:table-row>
            <table:table-cell table:style-name="Table4.A1" office:value-type="string">
              <text:p text:style-name="P58">Specifies where to send the form-data when a form is submitted</text:p>
            </table:table-cell>
            <table:table-cell table:style-name="Table4.B1" office:value-type="string">
              <text:p text:style-name="P45">use <text:span text:style-name="Source_20_Text"><text:span text:style-name="T3">$ rake routes</text:span></text:span> to see which HTTP method and path are being expected based on the resource you created</text:p>
            </table:table-cell>
          </table:table-row>
        </table:table>
        <text:h text:style-name="P80" text:outline-level="4">Charset</text:h>
        <text:p text:style-name="P56"><text:span text:style-name="T75">specifies the character encodings that are to be </text:span><text:span text:style-name="T65">used for the form submission</text:span></text:p>
        <text:h text:style-name="P72" text:outline-level="1">Input<text:span text:style-name="T73"> type</text:span></text:h>
        <text:p text:style-name="P106"><text:span text:style-name="Source_20_Text"><text:span text:style-name="T5">&lt;form&gt; </text:span></text:span><text:span text:style-name="Source_20_Text"><text:span text:style-name="T4">&lt;input&gt; </text:span></text:span><text:span text:style-name="Source_20_Text"><text:span text:style-name="T5">&lt;/form&gt;</text:span></text:span> <text:s/><text:span text:style-name="T26">diffent types:</text:span> <text:tab/></text:p>
        <table:table table:name="Table3" table:style-name="Table3">
          <table:table-column table:style-name="Table3.A"/>
          <table:table-row>
            <table:table-cell table:style-name="Table3.A1" office:value-type="string">
              <text:p text:style-name="P51"><text:span text:style-name="T20">text input</text:span></text:p>
              <text:p text:style-name="P94">&lt;<text:span text:style-name="T20">input type='text'</text:span> name='hi' value='Hi'&gt;</text:p>
            </table:table-cell>
          </table:table-row>
          <table:table-row>
            <table:table-cell table:style-name="Table3.A2" office:value-type="string">
              <text:p text:style-name="P51"><text:span text:style-name="Strong_20_Emphasis"><text:span text:style-name="T12">radio b</text:span></text:span><text:span text:style-name="Strong_20_Emphasis"><text:span text:style-name="T11">utton</text:span></text:span><text:span text:style-name="Source_20_Text"><text:span text:style-name="T11">, round button</text:span></text:span></text:p>
              <text:p text:style-name="P92"><text:span text:style-name="Source_20_Text">&lt;</text:span><text:span text:style-name="Source_20_Text"><text:span text:style-name="T20">input type='radio'</text:span></text:span><text:span text:style-name="Source_20_Text">&gt;</text:span><text:span text:style-name="Source_20_Text"><text:span text:style-name="T71"> yes</text:span></text:span></text:p>
            </table:table-cell>
          </table:table-row>
          <table:table-row>
            <table:table-cell table:style-name="Table3.A2" office:value-type="string">
              <text:p text:style-name="P51"><text:span text:style-name="Source_20_Text"><text:span text:style-name="T13">checkbox</text:span></text:span><text:span text:style-name="Source_20_Text"><text:span text:style-name="T17"> <text:s text:c="6"/></text:span></text:span><text:span text:style-name="Source_20_Text"><text:span text:style-name="T18">(</text:span></text:span><text:span text:style-name="Source_20_Text"><text:span text:style-name="T41">checked</text:span></text:span><text:span text:style-name="Source_20_Text"><text:span text:style-name="T18"> is optional)</text:span></text:span></text:p>
              <text:p text:style-name="P92">&lt;<text:span text:style-name="T20">input type="checkbox"</text:span><text:span text:style-name="T27">checked</text:span>&gt;</text:p>
            </table:table-cell>
          </table:table-row>
          <table:table-row>
            <table:table-cell table:style-name="Table3.A2" office:value-type="string">
              <text:p text:style-name="P51"><text:span text:style-name="T14">submit</text:span><text:span text:style-name="T16"> <text:s text:c="18"/></text:span></text:p>
              <text:p text:style-name="P49"><text:span text:style-name="T33">&lt;</text:span><text:span text:style-name="T39">input type="submit"</text:span><text:span text:style-name="T33"> value="submit"&gt;</text:span></text:p>
            </table:table-cell>
          </table:table-row>
          <table:table-row>
            <table:table-cell table:style-name="Table3.A2" office:value-type="string">
              <text:p text:style-name="P51"><text:span text:style-name="T15">textarea</text:span></text:p>
              <text:p text:style-name="P97"><text:span text:style-name="T20">&lt;textarea name=</text:span>"msg"&gt;&lt;/textarea&gt;</text:p>
            </table:table-cell>
          </table:table-row>
        </table:table>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row>
            <table:table-cell table:style-name="Table8.A1" office:value-type="string">
              <text:p text:style-name="P53">Text input</text:p>
            </table:table-cell>
            <table:table-cell table:style-name="Table8.B1" office:value-type="string">
              <text:p text:style-name="P66">Text Box</text:p>
            </table:table-cell>
            <table:table-cell table:style-name="Table8.B1" table:number-columns-spanned="3" office:value-type="string">
              <text:p text:style-name="P66">Text Area</text:p>
            </table:table-cell>
            <table:covered-table-cell/>
            <table:covered-table-cell/>
            <table:table-cell table:style-name="Table8.B1" table:number-columns-spanned="2" office:value-type="string">
              <text:p text:style-name="P66">Pswd Box</text:p>
            </table:table-cell>
            <table:covered-table-cell/>
          </table:table-row>
          <table:table-row>
            <table:table-cell table:style-name="Table8.A3" office:value-type="string">
              <text:p text:style-name="P53">Tick box</text:p>
            </table:table-cell>
            <table:table-cell table:style-name="Table8.B2" table:number-columns-spanned="2" office:value-type="string">
              <text:p text:style-name="P66">Check Box<text:span text:style-name="T43">es</text:span></text:p>
            </table:table-cell>
            <table:covered-table-cell/>
            <table:table-cell table:style-name="Table8.B2" table:number-columns-spanned="4" office:value-type="string">
              <text:p text:style-name="P66">Radio Button</text:p>
            </table:table-cell>
            <table:covered-table-cell/>
            <table:covered-table-cell/>
            <table:covered-table-cell/>
          </table:table-row>
          <table:table-row>
            <table:table-cell table:style-name="Table8.A3" office:value-type="string">
              <text:p text:style-name="P53">Select</text:p>
            </table:table-cell>
            <table:table-cell table:style-name="Table8.B2" table:number-columns-spanned="3" office:value-type="string">
              <text:p text:style-name="P66">Drop Down <text:span text:style-name="T43">List</text:span></text:p>
            </table:table-cell>
            <table:covered-table-cell/>
            <table:covered-table-cell/>
            <table:table-cell table:style-name="Table8.B2" table:number-columns-spanned="3" office:value-type="string">
              <text:p text:style-name="P66">List Box</text:p>
            </table:table-cell>
            <table:covered-table-cell/>
            <table:covered-table-cell/>
          </table:table-row>
          <table:table-row>
            <table:table-cell table:style-name="Table8.A4" office:value-type="string">
              <text:p text:style-name="P52">Buttons</text:p>
            </table:table-cell>
            <table:table-cell table:style-name="Table8.B2" table:number-columns-spanned="2" office:value-type="string">
              <text:p text:style-name="P67">Standard</text:p>
            </table:table-cell>
            <table:covered-table-cell/>
            <table:table-cell table:style-name="Table8.B2" table:number-columns-spanned="3" office:value-type="string">
              <text:p text:style-name="P67">Reset</text:p>
            </table:table-cell>
            <table:covered-table-cell/>
            <table:covered-table-cell/>
            <table:table-cell table:style-name="Table8.B2" office:value-type="string">
              <text:p text:style-name="P67">Submit</text:p>
            </table:table-cell>
          </table:table-row>
        </table:table>
        <text:p text:style-name="P51"><text:span text:style-name="Source_20_Text"><text:span text:style-name="T11">unlike the vast majority of HTML elements, </text:span></text:span><text:span text:style-name="Source_20_Text"><text:span text:style-name="T4">&lt;input&gt;</text:span></text:span><text:span text:style-name="Source_20_Text"><text:span text:style-name="T11"> tags </text:span></text:span><text:span text:style-name="Emphasis"><text:span text:style-name="T11">do not</text:span></text:span><text:span text:style-name="Source_20_Text"><text:span text:style-name="T11"> get closed; <text:tab/><text:tab/>there are no </text:span></text:span><text:span text:style-name="Source_20_Text"><text:span text:style-name="T4">&lt;/input&gt; </text:span></text:span><text:span text:style-name="Source_20_Text"><text:span text:style-name="T11">tags.</text:span></text:span></text:p>
        <text:h text:style-name="P80" text:outline-level="4"/>
        <table:table table:name="Table7" table:style-name="Table7">
          <table:table-column table:style-name="Table7.A"/>
          <table:table-row>
            <table:table-cell table:style-name="Table7.A1" office:value-type="string">
              <text:p text:style-name="P99"><text:span text:style-name="Source_20_Text"><text:span text:style-name="T53">&lt;</text:span></text:span><text:span text:style-name="Source_20_Text"><text:span text:style-name="T22">input type</text:span></text:span><text:span text:style-name="Source_20_Text"><text:span text:style-name="T53">='text' </text:span></text:span><text:span text:style-name="Source_20_Text"><text:span text:style-name="T22">name</text:span></text:span><text:span text:style-name="Source_20_Text"><text:span text:style-name="T53">='hi' </text:span></text:span><text:span text:style-name="Source_20_Text"><text:span text:style-name="T22">value</text:span></text:span><text:span text:style-name="Source_20_Text"><text:span text:style-name="T53">='</text:span></text:span><text:span text:style-name="Source_20_Text"><text:span text:style-name="T54">hi</text:span></text:span><text:span text:style-name="Source_20_Text"><text:span text:style-name="T53">'</text:span></text:span><text:span text:style-name="Source_20_Text"><text:span text:style-name="T55">&gt;</text:span></text:span></text:p>
              <text:p text:style-name="Preformatted_20_Text"><text:span text:style-name="Source_20_Text">&lt;textarea </text:span><text:span text:style-name="Source_20_Text"><text:span text:style-name="T20">name</text:span></text:span><text:span text:style-name="Source_20_Text">="msg"&gt;&lt;/textarea&gt;</text:span></text:p>
              <text:p text:style-name="P99"><text:span text:style-name="Source_20_Text">&lt;</text:span><text:span text:style-name="Source_20_Text"><text:span text:style-name="T20">input type</text:span></text:span><text:span text:style-name="Source_20_Text">='button' </text:span><text:span text:style-name="Source_20_Text"><text:span text:style-name="T20">value</text:span></text:span><text:span text:style-name="Source_20_Text">='muori'</text:span></text:p>
              <text:p text:style-name="Preformatted_20_Text"><text:span text:style-name="Source_20_Text"><text:s text:c="10"/></text:span><text:span text:style-name="Source_20_Text"><text:span text:style-name="T20">onClick</text:span></text:span><text:span text:style-name="Source_20_Text">='funzionaccia();'&gt;</text:span></text:p>
              <text:p text:style-name="P99"><text:span text:style-name="Source_20_Text"><text:span text:style-name="T10">&lt;</text:span></text:span><text:span text:style-name="Source_20_Text"><text:span text:style-name="T21">img src</text:span></text:span><text:span text:style-name="Source_20_Text"><text:span text:style-name="T10">="but.gif" </text:span></text:span><text:span text:style-name="Source_20_Text"><text:span text:style-name="T21">onClick</text:span></text:span><text:span text:style-name="Source_20_Text"><text:span text:style-name="T10">="myFunc();"&gt; </text:span></text:span></text:p>
            </table:table-cell>
          </table:table-row>
        </table:table>
        <table:table table:name="Table1" table:style-name="Table1">
          <table:table-column table:style-name="Table1.A"/>
          <table:table-column table:style-name="Table1.B"/>
          <table:table-row>
            <table:table-cell table:style-name="Table1.A1" office:value-type="string">
              <text:p text:style-name="P36">accept</text:p>
            </table:table-cell>
            <table:table-cell table:style-name="Table1.B1" office:value-type="string">
              <text:p text:style-name="P37">the types of files that the server accepts: <text:s/><text:span text:style-name="Emphasis"><text:span text:style-name="T30">file_extension</text:span></text:span><text:span text:style-name="T30"><text:line-break/>audio/*</text:span><text:span text:style-name="T34"> <text:s/></text:span><text:span text:style-name="T30">video/* image/* </text:span><text:s text:c="3"/></text:p>
            </table:table-cell>
          </table:table-row>
          <table:table-row>
            <table:table-cell table:style-name="Table1.A1" office:value-type="string">
              <text:p text:style-name="P36">autocomplete</text:p>
            </table:table-cell>
            <table:table-cell table:style-name="Table1.B1" office:value-type="string">
              <text:p text:style-name="P65"><text:span text:style-name="T48">o</text:span>n off </text:p>
            </table:table-cell>
          </table:table-row>
          <table:table-row>
            <table:table-cell table:style-name="Table1.A1" office:value-type="string">
              <text:p text:style-name="P36">autofocus</text:p>
            </table:table-cell>
            <table:table-cell table:style-name="Table1.B1" office:value-type="string">
              <text:p text:style-name="P38">No value</text:p>
            </table:table-cell>
          </table:table-row>
          <table:table-row>
            <table:table-cell table:style-name="Table1.A1" office:value-type="string">
              <text:p text:style-name="P36">checked</text:p>
            </table:table-cell>
            <table:table-cell table:style-name="Table1.B1" office:value-type="string">
              <text:p text:style-name="P37">for <text:span text:style-name="T30">type="checkbox</text:span>" or <text:s text:c="2"/></text:p>
              <text:p text:style-name="P37"><text:s text:c="6"/><text:span text:style-name="T30">type="radio"</text:span> </text:p>
            </table:table-cell>
          </table:table-row>
          <table:table-row>
            <table:table-cell table:style-name="Table1.A1" office:value-type="string">
              <text:p text:style-name="P36">disabled</text:p>
            </table:table-cell>
            <table:table-cell table:style-name="Table1.B1" office:value-type="string">
              <text:p text:style-name="P38">No value</text:p>
            </table:table-cell>
          </table:table-row>
          <table:table-row>
            <table:table-cell table:style-name="Table1.A1" office:value-type="string">
              <text:p text:style-name="P36">form</text:p>
            </table:table-cell>
            <table:table-cell table:style-name="Table1.B1" office:value-type="string">
              <text:p text:style-name="P37">Specifies one or more forms the <text:span text:style-name="T30">&lt;input&gt;</text:span> element belongs</text:p>
            </table:table-cell>
          </table:table-row>
          <table:table-row>
            <table:table-cell table:style-name="Table1.A1" office:value-type="string">
              <text:p text:style-name="P36">formaction</text:p>
            </table:table-cell>
            <table:table-cell table:style-name="Table1.B1" office:value-type="string">
              <text:p text:style-name="P37">the URL of the file that will process the input control when the form is submitted </text:p>
            </table:table-cell>
          </table:table-row>
          <table:table-row>
            <table:table-cell table:style-name="Table1.A1" office:value-type="string">
              <text:p text:style-name="P36">height/width</text:p>
            </table:table-cell>
            <table:table-cell table:style-name="Table1.B1" office:value-type="string">
              <text:p text:style-name="P37"/>
            </table:table-cell>
          </table:table-row>
          <table:table-row>
            <table:table-cell table:style-name="Table1.A1" office:value-type="string">
              <text:p text:style-name="P36">size</text:p>
            </table:table-cell>
            <table:table-cell table:style-name="Table1.B1" office:value-type="string">
              <text:p text:style-name="P37">width, in characters </text:p>
            </table:table-cell>
          </table:table-row>
          <table:table-row>
            <table:table-cell table:style-name="Table1.A1" office:value-type="string">
              <text:p text:style-name="P36">max/min</text:p>
            </table:table-cell>
            <table:table-cell table:style-name="Table1.B1" office:value-type="string">
              <text:p text:style-name="P37"><text:span text:style-name="T48">m</text:span>ax <text:span text:style-name="T48">or min</text:span> value for an elem</text:p>
            </table:table-cell>
          </table:table-row>
          <table:table-row>
            <table:table-cell table:style-name="Table1.A1" office:value-type="string">
              <text:p text:style-name="P36">maxlength</text:p>
            </table:table-cell>
            <table:table-cell table:style-name="Table1.B1" office:value-type="string">
              <text:p text:style-name="P37">maximum number of characters allowed </text:p>
            </table:table-cell>
          </table:table-row>
          <table:table-row>
            <table:table-cell table:style-name="Table1.A1" office:value-type="string">
              <text:p text:style-name="P36">multiple</text:p>
            </table:table-cell>
            <table:table-cell table:style-name="Table1.B1" office:value-type="string">
              <text:p text:style-name="P37">a user can enter more than one value </text:p>
            </table:table-cell>
          </table:table-row>
          <table:table-row>
            <table:table-cell table:style-name="Table1.A1" office:value-type="string">
              <text:p text:style-name="P36">name</text:p>
            </table:table-cell>
            <table:table-cell table:style-name="Table1.B1" office:value-type="string">
              <text:p text:style-name="P51">to reference that particular element<text:span text:style-name="T72"> </text:span></text:p>
              <text:p text:style-name="P51"><text:span text:style-name="T72">t</text:span>he element’s <text:s/>name property is sent along with any value of the form element, <text:span text:style-name="T9">so that the server knows what the value relates to</text:span></text:p>
            </table:table-cell>
          </table:table-row>
          <table:table-row>
            <table:table-cell table:style-name="Table1.A1" office:value-type="string">
              <text:p text:style-name="P36">readonly</text:p>
            </table:table-cell>
            <table:table-cell table:style-name="Table1.B1" office:value-type="string">
              <text:p text:style-name="P37"/>
            </table:table-cell>
          </table:table-row>
          <table:table-row>
            <table:table-cell table:style-name="Table1.A1" office:value-type="string">
              <text:p text:style-name="P36">required</text:p>
            </table:table-cell>
            <table:table-cell table:style-name="Table1.B1" office:value-type="string">
              <text:p text:style-name="P37"/>
            </table:table-cell>
          </table:table-row>
          <table:table-row>
            <table:table-cell table:style-name="Table1.A1" office:value-type="string">
              <text:p text:style-name="P36">src</text:p>
            </table:table-cell>
            <table:table-cell table:style-name="Table1.B1" office:value-type="string">
              <text:p text:style-name="P37">URL of the image </text:p>
              <text:p text:style-name="P37">to use as a submit button </text:p>
            </table:table-cell>
          </table:table-row>
          <table:table-row>
            <table:table-cell table:style-name="Table1.A1" office:value-type="string">
              <text:p text:style-name="P36">type</text:p>
            </table:table-cell>
            <table:table-cell table:style-name="Table1.B1" office:value-type="string">
              <text:p text:style-name="P28"><text:span text:style-name="T56">b</text:span>utton, checkbox, color, date, <text:span text:style-name="T57"><text:s text:c="2"/></text:span>datetime,<text:span text:style-name="T57"> </text:span>email,<text:span text:style-name="T57"> hidden,</text:span> datetime-local, <text:s/>file, <text:span text:style-name="T57"><text:s text:c="2"/></text:span>image, <text:span text:style-name="T57"><text:s text:c="3"/></text:span>month,<text:span text:style-name="T57"> </text:span><text:s/>number, password, radio, range, <text:span text:style-name="T57"><text:s/></text:span>reset, <text:span text:style-name="T57"><text:s text:c="3"/>week,</text:span> submit, search,<text:span text:style-name="T57"> <text:s text:c="2"/></text:span>text, time, <text:span text:style-name="T57"><text:s text:c="2"/></text:span>url, <text:span text:style-name="T57"><text:s text:c="5"/>tel</text:span></text:p>
            </table:table-cell>
          </table:table-row>
          <table:table-row>
            <table:table-cell table:style-name="Table1.A1" office:value-type="string">
              <text:p text:style-name="P36">value</text:p>
            </table:table-cell>
            <table:table-cell table:style-name="Table1.B1" office:value-type="string">
              <text:p text:style-name="P41">to put text inside the text box.</text:p>
            </table:table-cell>
          </table:table-row>
        </table:table>
        <text:p text:style-name="P3"/>
        <text:h text:style-name="P79" text:outline-level="3"><text:soft-page-break/>The Hidden Text Box</text:h>
        <text:p text:style-name="P103">&lt;input type="hidden" name="hidden el" /&gt;</text:p>
        <text:p text:style-name="P54">useful to keep a record of what was entered in previous pages</text:p>
        <text:h text:style-name="P81" text:outline-level="4">Authenticity token</text:h>
        <table:table table:name="Table28" table:style-name="Table28">
          <table:table-column table:style-name="Table28.A"/>
          <table:table-row>
            <table:table-cell table:style-name="Table28.A1" office:value-type="string">
              <text:p text:style-name="P102">&lt;input type="hidden"</text:p>
              <text:p text:style-name="P61"><text:span text:style-name="T61"><text:s text:c="7"/></text:span><text:s/>name="<text:span text:style-name="T20">authenticity_token</text:span>"</text:p>
              <text:p text:style-name="P101">value="&lt;%=<text:span text:style-name="T20">form_authenticity_token</text:span>%&gt;"&gt;</text:p>
            </table:table-cell>
          </table:table-row>
        </table:table>
        <text:p text:style-name="P54">Rails by default automatically protects you from <text:a xlink:type="simple" xlink:href="https://en.wikipedia.org/wiki/Cross-site_request_forgery" office:target-frame-name="_blank" xlink:show="new" text:style-name="Internet_20_link" text:visited-style-name="Visited_20_Internet_20_Link">cross-site request forgery</text:a> and it requires you to verify that the form was actually submitted from a page you generated. </text:p>
        <text:p text:style-name="P54"><text:span text:style-name="Source_20_Text"><text:span text:style-name="T19">In order to do so, it generates an </text:span></text:span><text:a xlink:type="simple" xlink:href="http://guides.rubyonrails.org/security.html#cross-site-request-forgery-csrf" office:target-frame-name="_blank" xlink:show="new" text:style-name="Internet_20_link" text:visited-style-name="Visited_20_Internet_20_Link"><text:span text:style-name="Source_20_Text"><text:span text:style-name="T19">"authenticity token"</text:span></text:span></text:a><text:span text:style-name="Source_20_Text"><text:span text:style-name="T19"> which looks like gibberish but helps Rails match the form with your session and the application</text:span></text:span></text:p>
        <text:h text:style-name="P78" text:outline-level="3">the textarea element</text:h>
        <text:p text:style-name="P107">it acts very much like the text box element, but it allows <text:span text:style-name="T20">multi-line input</text:span> of text</text:p>
        <text:p text:style-name="P111"><text:span text:style-name="T45"><text:s/>it has its own tag: </text:span><text:span text:style-name="T40">&lt;textarea&gt;</text:span><text:span text:style-name="T45">, and </text:span>it creates an <text:s/><text:span text:style-name="T37">HTMLTextAreaElement</text:span> object. It also has two additional attributes: <text:s/><text:span text:style-name="T31">cols</text:span> and <text:s/><text:span text:style-name="T31">rows</text:span> .</text:p>
        <text:p text:style-name="P111">The <text:s/><text:span text:style-name="T31">cols</text:span> attribute defines how many characters wide the text area will be, and the <text:s/><text:span text:style-name="T31">rows</text:span> attribute defines how many character rows there will be. </text:p>
        <table:table table:name="Table29" table:style-name="Table29">
          <table:table-column table:style-name="Table29.A"/>
          <table:table-row>
            <table:table-cell table:style-name="Table29.A1" office:value-type="string">
              <text:p text:style-name="P109"><text:span text:style-name="T20">&lt;textarea</text:span> name="myTextArea" cols="40" rows="20"&gt;<text:tab/>Hello World</text:p>
              <text:p text:style-name="P109"><text:tab/><text:tab/>Line 2 <text:span text:style-name="T20">&lt;/textarea&gt;</text:span></text:p>
            </table:table-cell>
          </table:table-row>
        </table:table>
        <text:p text:style-name="P110">is 40 characters wide by 20 rows deep with initial text <text:s/>Hello World on the first line and <text:s/>Line 2 on the second line.</text:p>
        <text:h text:style-name="P78" text:outline-level="3"><text:bookmark-start text:name="__RefHeading___Toc2409_1726950752"/>The password Text Box<text:bookmark-end text:name="__RefHeading___Toc2409_1726950752"/></text:h>
        <text:p text:style-name="P102">&lt;input name="pswd" type="password" /&gt;</text:p>
        <text:p text:style-name="P54">The only real purpose <text:span text:style-name="T44">is</text:span> to have the password characters hidden, <text:span text:style-name="T44">h</text:span>owever, this protection is visual only. <text:span text:style-name="T20">When sent to the server, the text is sent as plaintext.</text:span></text:p>
        <text:h text:style-name="P78" text:outline-level="3"/>
        <text:h text:style-name="P79" text:outline-level="3"><text:bookmark-start text:name="__RefHeading___Toc17371_3170278301"/>Selection Boxes<text:bookmark-end text:name="__RefHeading___Toc17371_3170278301"/></text:h>
        <table:table table:name="Table30" table:style-name="Table30">
          <table:table-column table:style-name="Table30.A"/>
          <table:table-row>
            <table:table-cell table:style-name="Table30.A1" office:value-type="string">
              <text:p text:style-name="P102">&lt;select name="theDay" size="<text:span text:style-name="T47">2</text:span>"&gt;</text:p>
              <text:p text:style-name="P102"><text:s/>&lt;option value="0" selected="selected"&gt;Monday&lt;/option&gt;</text:p>
              <text:p text:style-name="P102"><text:s/>&lt;option value="1"&gt;Tuesday&lt;/option&gt;</text:p>
              <text:p text:style-name="P95">&lt;/select&gt;</text:p>
            </table:table-cell>
          </table:table-row>
        </table:table>
        <text:p text:style-name="P111"><text:span text:style-name="T74">If you want this to be a drop-down list, you just need to change the <text:s/>size attribute in the <text:s/></text:span><text:span text:style-name="T36">&lt;select&gt; </text:span><text:span text:style-name="T74">element to </text:span><text:span text:style-name="T36"><text:s/>1</text:span><text:span text:style-name="T74">.</text:span></text:p>
        <text:h text:style-name="P78" text:outline-level="3"><text:bookmark-start text:name="__RefHeading___Toc17373_3170278301"/>Checkbox/Radio <text:span text:style-name="T49">buttons</text:span><text:bookmark-end text:name="__RefHeading___Toc17373_3170278301"/></text:h>
        <text:p text:style-name="P102">&lt;input type="radio" name="<text:span text:style-name="T46">uoo</text:span>" <text:span text:style-name="T20">checked</text:span>="checked" value="<text:span text:style-name="T46">uo</text:span>" /&gt;</text:p>
        <text:p text:style-name="P54">To create a group of radio buttons, you simply give each radio button the same <text:s/>name. </text:p>
        <text:h text:style-name="P55" text:outline-level="1">Only one of the radio buttons in the group can be checked</text:h>
        <text:h text:style-name="P85" text:outline-level="2"><text:bookmark-start text:name="__RefHeading__8154_1164770085"/>labels<text:bookmark-end text:name="__RefHeading__8154_1164770085"/></text:h>
        <table:table table:name="Table9" table:style-name="Table9">
          <table:table-column table:style-name="Table9.A"/>
          <table:table-row>
            <table:table-cell table:style-name="Table9.A1" office:value-type="string">
              <text:p text:style-name="P28">&lt;<text:span text:style-name="T20">label for</text:span>="<text:span text:style-name="T20">male</text:span>"&gt;Male&lt;/label&gt;</text:p>
              <text:p text:style-name="P28"><text:s text:c="2"/>&lt;input type="radio" name="gender"</text:p>
              <text:p text:style-name="P29"><text:s/><text:span text:style-name="T20">id</text:span>="<text:span text:style-name="T20">male</text:span>" value="male"&gt;</text:p>
            </table:table-cell>
          </table:table-row>
        </table:table>
        <text:p text:style-name="P8">defines a label for an <text:span text:style-name="T30">&lt;input&gt;</text:span> element</text:p>
        <text:p text:style-name="P40"><text:span text:style-name="T67">It </text:span>does not render as anything special for the user. However, it provides a usability improvement for mouse users, because if the user clicks on the text within the <text:span text:style-name="T30">&lt;label&gt;</text:span> element, it toggles the control.</text:p>
        <table:table table:name="Table10" table:style-name="Table10">
          <table:table-column table:style-name="Table10.A"/>
          <table:table-row>
            <table:table-cell table:style-name="Table10.A1" office:value-type="string">
              <text:p text:style-name="P40"><text:span text:style-name="T68">⚠</text:span> The <text:span text:style-name="T37">for</text:span> attribute of the <text:span text:style-name="T30">&lt;label&gt;</text:span> tag should be equal to the<text:span text:style-name="T30"> </text:span><text:span text:style-name="T37">id</text:span> attribute of the related element to bind them together.</text:p>
            </table:table-cell>
          </table:table-row>
        </table:table>
        <text:h text:style-name="P77" text:outline-level="3"><text:bookmark-start text:name="__RefHeading__8156_1164770085"/>Submit and Reset<text:bookmark-end text:name="__RefHeading__8156_1164770085"/></text:h>
        <text:p text:style-name="P9">When the submit button is clicked, the form data gets sent to the server automatically, without the need for any script.</text:p>
        <text:p text:style-name="P9">When the Reset button is clicked, all the elements in a form are cleared and returned to their default values.</text:p>
        <table:table table:name="Table11" table:style-name="Table11">
          <table:table-column table:style-name="Table11.A"/>
          <table:table-row>
            <table:table-cell table:style-name="Table11.A1" office:value-type="string">
              <text:p text:style-name="P22"><text:span text:style-name="Source_20_Text">&lt;button type='submit' class='btn'&gt;vote</text:span><text:span text:style-name="Source_20_Text"><text:span text:style-name="T51"> already</text:span></text:span><text:span text:style-name="Source_20_Text">!&lt;/button&gt;</text:span></text:p>
            </table:table-cell>
          </table:table-row>
          <table:table-row>
            <table:table-cell table:style-name="Table11.A2" office:value-type="string">
              <text:p text:style-name="P33"><text:span text:style-name="T59">&lt;input type='submit' </text:span><text:span text:style-name="T25">value</text:span><text:span text:style-name="T59">='</text:span><text:span text:style-name="T60">send it</text:span><text:span text:style-name="T59">'&gt;</text:span></text:p>
            </table:table-cell>
          </table:table-row>
        </table:table>
        <text:h text:style-name="P77" text:outline-level="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0mm" loext:contextual-spacing="false" fo:line-height="120%"/>
      <style:text-properties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mm" fo:margin-right="0mm" fo:margin-top="1.99mm" fo:margin-bottom="1.5mm" loext:contextual-spacing="false" fo:text-indent="0mm" style:auto-text-indent="false" style:writing-mode="page">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writing-mode="pag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Sender" style:family="paragraph" style:parent-style-name="Standard" style:class="extra">
      <style:paragraph-properties fo:margin-top="0mm" fo:margin-bottom="1.06m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mm" fo:margin-bottom="1.06m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paragraph-properties fo:margin-left="0mm" fo:margin-right="0mm" fo:margin-top="0mm" fo:margin-bottom="1.01mm" loext:contextual-spacing="false" fo:text-indent="4.99mm" style:auto-text-indent="false"/>
      <style:text-properties style:font-size-asian="10.5pt"/>
    </style:style>
    <style:style style:name="Hanging_20_indent" style:display-name="Hanging indent" style:family="paragraph" style:parent-style-name="Text_20_body" style:class="text">
      <style:paragraph-properties fo:margin-left="10mm" fo:margin-right="0mm" fo:text-indent="-4.99mm" style:auto-text-indent="false">
        <style:tab-stops>
          <style:tab-stop style:position="0mm"/>
        </style:tab-stops>
      </style:paragraph-properties>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Marginalia" style:family="paragraph" style:parent-style-name="Text_20_body" style:class="text">
      <style:paragraph-properties fo:margin-left="40.01mm" fo:margin-right="0mm" fo:text-indent="0mm" style:auto-text-indent="false"/>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1.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4mm" fo:margin-right="0mm" fo:text-indent="0mm" style:auto-text-indent="false">
        <style:tab-stops>
          <style:tab-stop style:position="160.02m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26.93mm"/>
          <style:tab-stop style:position="55.09mm"/>
          <style:tab-stop style:position="85mm" style:type="center"/>
          <style:tab-stop style:position="170mm" style:type="right"/>
        </style:tab-stops>
      </style:paragraph-properties>
      <style:text-properties style:font-name="Liberation Mono" fo:font-size="10pt" officeooo:rsid="001dc27e" officeooo:paragraph-rsid="001dc27e"/>
    </style:style>
    <style:style style:name="MT1" style:family="text">
      <style:text-properties officeooo:rsid="008f76ce"/>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HTML Glossary <text:s text:c="4"/>v0.<text:span text:style-name="MT1">9.0.1 <text:s text:c="3"/>print2 <text:s text:c="6"/></text:span><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4T14:50:57.369000000</meta:creation-date>
    <dc:date>2017-06-03T10:50:42.456314633</dc:date>
    <meta:editing-duration>P2DT12H42M49S</meta:editing-duration>
    <meta:editing-cycles>144</meta:editing-cycles>
    <meta:generator>LibreOffice/5.3.3.2$Linux_X86_64 LibreOffice_project/30m0$Build-2</meta:generator>
    <meta:print-date>2017-06-03T10:03:53.192659773</meta:print-date>
    <meta:document-statistic meta:table-count="30" meta:image-count="0" meta:object-count="0" meta:page-count="5" meta:paragraph-count="290" meta:word-count="1501" meta:character-count="10092" meta:non-whitespace-character-count="8576"/>
  </office:meta>
</office:document-meta>
</file>